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08.25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08.2pt"/>
    </style:style>
    <style:style style:name="co14" style:family="table-column">
      <style:table-column-properties fo:break-before="auto" style:column-width="48.25pt"/>
    </style:style>
    <style:style style:name="co15" style:family="table-column">
      <style:table-column-properties fo:break-before="auto" style:column-width="56.89pt"/>
    </style:style>
    <style:style style:name="co16" style:family="table-column">
      <style:table-column-properties fo:break-before="auto" style:column-width="61.26pt"/>
    </style:style>
    <style:style style:name="co17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5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<text:s text:c="130"/>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Quotité</text:p>
          </table:table-cell>
          <table:table-cell table:style-name="ce8" office:value-type="string" calcext:value-type="string">
            <text:p>Distance (note)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/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]))+10*ISNUMBER(SEARCH(&quot;25%&quot;;[.E4]))" office:value-type="float" office:value="1" calcext:value-type="float">
            <text:p>1</text:p>
          </table:table-cell>
          <table:table-cell table:style-name="ce9" table:formula="of:=IF([.K4]&lt;=12;100;IF([.K4]&gt;=60;100;1))" office:value-type="float" office:value="1" calcext:value-type="float">
            <text:p>1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-S/MOSELLE, Prim village, MS/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]))+10*ISNUMBER(SEARCH(&quot;25%&quot;;[.E5]))" office:value-type="float" office:value="1" calcext:value-type="float">
            <text:p>1</text:p>
          </table:table-cell>
          <table:table-cell table:style-name="ce10" table:formula="of:=IF([.K5]&lt;=12;100;IF([.K5]&gt;=60;100;1))" office:value-type="float" office:value="1" calcext:value-type="float">
            <text:p>1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PS/MS/GS + élém 3 niveaux CE2/CM1/CM2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6]))+10*ISNUMBER(SEARCH(&quot;25%&quot;;[.E6]))" office:value-type="float" office:value="10" calcext:value-type="float">
            <text:p>10</text:p>
          </table:table-cell>
          <table:table-cell table:style-name="ce9" table:formula="of:=IF([.K6]&lt;=12;100;IF([.K6]&gt;=60;100;1))" office:value-type="float" office:value="1" calcext:value-type="float">
            <text:p>1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/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]))+10*ISNUMBER(SEARCH(&quot;25%&quot;;[.E7]))" office:value-type="float" office:value="1" calcext:value-type="float">
            <text:p>1</text:p>
          </table:table-cell>
          <table:table-cell table:style-name="ce10" table:formula="of:=IF([.K7]&lt;=12;100;IF([.K7]&gt;=60;100;1))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/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]))+10*ISNUMBER(SEARCH(&quot;25%&quot;;[.E8]))" office:value-type="float" office:value="10" calcext:value-type="float">
            <text:p>10</text:p>
          </table:table-cell>
          <table:table-cell table:style-name="ce9" table:formula="of:=IF([.K8]&lt;=12;100;IF([.K8]&gt;=60;100;1))" office:value-type="float" office:value="1" calcext:value-type="float">
            <text:p>1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]))+10*ISNUMBER(SEARCH(&quot;25%&quot;;[.E9]))" office:value-type="float" office:value="10" calcext:value-type="float">
            <text:p>10</text:p>
          </table:table-cell>
          <table:table-cell table:style-name="ce10" table:formula="of:=IF([.K9]&lt;=12;100;IF([.K9]&gt;=60;100;1))" office:value-type="float" office:value="100" calcext:value-type="float">
            <text:p>10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]))+10*ISNUMBER(SEARCH(&quot;25%&quot;;[.E10]))" office:value-type="float" office:value="10" calcext:value-type="float">
            <text:p>10</text:p>
          </table:table-cell>
          <table:table-cell table:style-name="ce9" table:formula="of:=IF([.K10]&lt;=12;100;IF([.K10]&gt;=60;100;1))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/ VAL-DE-BRIEY, Elém <text:s/>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]))+10*ISNUMBER(SEARCH(&quot;25%&quot;;[.E11]))" office:value-type="float" office:value="1" calcext:value-type="float">
            <text:p>1</text:p>
          </table:table-cell>
          <table:table-cell table:style-name="ce10" table:formula="of:=IF([.K11]&lt;=12;100;IF([.K11]&gt;=60;100;1))" office:value-type="float" office:value="100" calcext:value-type="float">
            <text:p>100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]))+10*ISNUMBER(SEARCH(&quot;25%&quot;;[.E12]))" office:value-type="float" office:value="10" calcext:value-type="float">
            <text:p>10</text:p>
          </table:table-cell>
          <table:table-cell table:style-name="ce9" table:formula="of:=IF([.K12]&lt;=12;100;IF([.K12]&gt;=60;100;1))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]))+10*ISNUMBER(SEARCH(&quot;25%&quot;;[.E13]))" office:value-type="float" office:value="1" calcext:value-type="float">
            <text:p>1</text:p>
          </table:table-cell>
          <table:table-cell table:style-name="ce10" table:formula="of:=IF([.K13]&lt;=12;100;IF([.K13]&gt;=60;100;1))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4]))+10*ISNUMBER(SEARCH(&quot;25%&quot;;[.E14]))" office:value-type="float" office:value="1" calcext:value-type="float">
            <text:p>1</text:p>
          </table:table-cell>
          <table:table-cell table:style-name="ce9" table:formula="of:=IF([.K14]&lt;=12;100;IF([.K14]&gt;=60;100;1))" office:value-type="float" office:value="100" calcext:value-type="float">
            <text:p>10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5]))+10*ISNUMBER(SEARCH(&quot;25%&quot;;[.E15]))" office:value-type="float" office:value="1" calcext:value-type="float">
            <text:p>1</text:p>
          </table:table-cell>
          <table:table-cell table:style-name="ce10" table:formula="of:=IF([.K15]&lt;=12;100;IF([.K15]&gt;=60;100;1))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6]))+10*ISNUMBER(SEARCH(&quot;25%&quot;;[.E16]))" office:value-type="float" office:value="1" calcext:value-type="float">
            <text:p>1</text:p>
          </table:table-cell>
          <table:table-cell table:style-name="ce9" table:formula="of:=IF([.K16]&lt;=12;100;IF([.K16]&gt;=60;100;1))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7]))+10*ISNUMBER(SEARCH(&quot;25%&quot;;[.E17]))" office:value-type="float" office:value="10" calcext:value-type="float">
            <text:p>10</text:p>
          </table:table-cell>
          <table:table-cell table:style-name="ce10" table:formula="of:=IF([.K17]&lt;=12;100;IF([.K17]&gt;=60;100;1))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8]))+10*ISNUMBER(SEARCH(&quot;25%&quot;;[.E18]))" office:value-type="float" office:value="1" calcext:value-type="float">
            <text:p>1</text:p>
          </table:table-cell>
          <table:table-cell table:style-name="ce9" table:formula="of:=IF([.K18]&lt;=12;100;IF([.K18]&gt;=60;100;1))" office:value-type="float" office:value="1" calcext:value-type="float">
            <text:p>1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9]))+10*ISNUMBER(SEARCH(&quot;25%&quot;;[.E19]))" office:value-type="float" office:value="10" calcext:value-type="float">
            <text:p>10</text:p>
          </table:table-cell>
          <table:table-cell table:style-name="ce10" table:formula="of:=IF([.K19]&lt;=12;100;IF([.K19]&gt;=60;100;1))" office:value-type="float" office:value="100" calcext:value-type="float">
            <text:p>10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<text:s text:c="36"/>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0]))+10*ISNUMBER(SEARCH(&quot;25%&quot;;[.E20]))" office:value-type="float" office:value="10" calcext:value-type="float">
            <text:p>10</text:p>
          </table:table-cell>
          <table:table-cell table:style-name="ce9" table:formula="of:=IF([.K20]&lt;=12;100;IF([.K20]&gt;=60;100;1))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1]))+10*ISNUMBER(SEARCH(&quot;25%&quot;;[.E21]))" office:value-type="float" office:value="1" calcext:value-type="float">
            <text:p>1</text:p>
          </table:table-cell>
          <table:table-cell table:style-name="ce10" table:formula="of:=IF([.K21]&lt;=12;100;IF([.K21]&gt;=60;100;1))" office:value-type="float" office:value="100" calcext:value-type="float">
            <text:p>100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2]))+10*ISNUMBER(SEARCH(&quot;25%&quot;;[.E22]))" office:value-type="float" office:value="10" calcext:value-type="float">
            <text:p>10</text:p>
          </table:table-cell>
          <table:table-cell table:style-name="ce9" table:formula="of:=IF([.K22]&lt;=12;100;IF([.K22]&gt;=60;100;1))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3]))+10*ISNUMBER(SEARCH(&quot;25%&quot;;[.E23]))" office:value-type="float" office:value="10" calcext:value-type="float">
            <text:p>10</text:p>
          </table:table-cell>
          <table:table-cell table:style-name="ce10" table:formula="of:=IF([.K23]&lt;=12;100;IF([.K23]&gt;=60;100;1))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4]))+10*ISNUMBER(SEARCH(&quot;25%&quot;;[.E24]))" office:value-type="float" office:value="10" calcext:value-type="float">
            <text:p>10</text:p>
          </table:table-cell>
          <table:table-cell table:style-name="ce9" table:formula="of:=IF([.K24]&lt;=12;100;IF([.K24]&gt;=60;100;1))" office:value-type="float" office:value="1" calcext:value-type="float">
            <text:p>1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5]))+10*ISNUMBER(SEARCH(&quot;25%&quot;;[.E25]))" office:value-type="float" office:value="1" calcext:value-type="float">
            <text:p>1</text:p>
          </table:table-cell>
          <table:table-cell table:style-name="ce10" table:formula="of:=IF([.K25]&lt;=12;100;IF([.K25]&gt;=60;100;1))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26]))+10*ISNUMBER(SEARCH(&quot;25%&quot;;[.E26]))" office:value-type="float" office:value="1" calcext:value-type="float">
            <text:p>1</text:p>
          </table:table-cell>
          <table:table-cell table:style-name="ce9" table:formula="of:=IF([.K26]&lt;=12;100;IF([.K26]&gt;=60;100;1))" office:value-type="float" office:value="1" calcext:value-type="float">
            <text:p>1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27]))+10*ISNUMBER(SEARCH(&quot;25%&quot;;[.E27]))" office:value-type="float" office:value="10" calcext:value-type="float">
            <text:p>10</text:p>
          </table:table-cell>
          <table:table-cell table:style-name="ce10" table:formula="of:=IF([.K27]&lt;=12;100;IF([.K27]&gt;=60;100;1))" office:value-type="float" office:value="1" calcext:value-type="float">
            <text:p>1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28]))+10*ISNUMBER(SEARCH(&quot;25%&quot;;[.E28]))" office:value-type="float" office:value="1" calcext:value-type="float">
            <text:p>1</text:p>
          </table:table-cell>
          <table:table-cell table:style-name="ce9" table:formula="of:=IF([.K28]&lt;=12;100;IF([.K28]&gt;=60;100;1))" office:value-type="float" office:value="1" calcext:value-type="float">
            <text:p>1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29]))+10*ISNUMBER(SEARCH(&quot;25%&quot;;[.E29]))" office:value-type="float" office:value="1" calcext:value-type="float">
            <text:p>1</text:p>
          </table:table-cell>
          <table:table-cell table:style-name="ce10" table:formula="of:=IF([.K29]&lt;=12;100;IF([.K29]&gt;=60;100;1))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                                   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0]))+10*ISNUMBER(SEARCH(&quot;25%&quot;;[.E30]))" office:value-type="float" office:value="10" calcext:value-type="float">
            <text:p>10</text:p>
          </table:table-cell>
          <table:table-cell table:style-name="ce9" table:formula="of:=IF([.K30]&lt;=12;100;IF([.K30]&gt;=60;100;1))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1]))+10*ISNUMBER(SEARCH(&quot;25%&quot;;[.E31]))" office:value-type="float" office:value="10" calcext:value-type="float">
            <text:p>10</text:p>
          </table:table-cell>
          <table:table-cell table:style-name="ce10" table:formula="of:=IF([.K31]&lt;=12;100;IF([.K31]&gt;=60;100;1))" office:value-type="float" office:value="100" calcext:value-type="float">
            <text:p>10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2]))+10*ISNUMBER(SEARCH(&quot;25%&quot;;[.E32]))" office:value-type="float" office:value="10" calcext:value-type="float">
            <text:p>10</text:p>
          </table:table-cell>
          <table:table-cell table:style-name="ce9" table:formula="of:=IF([.K32]&lt;=12;100;IF([.K32]&gt;=60;100;1))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3]))+10*ISNUMBER(SEARCH(&quot;25%&quot;;[.E33]))" office:value-type="float" office:value="1" calcext:value-type="float">
            <text:p>1</text:p>
          </table:table-cell>
          <table:table-cell table:style-name="ce10" table:formula="of:=IF([.K33]&lt;=12;100;IF([.K33]&gt;=60;100;1))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34]))+10*ISNUMBER(SEARCH(&quot;25%&quot;;[.E34]))" office:value-type="float" office:value="10" calcext:value-type="float">
            <text:p>10</text:p>
          </table:table-cell>
          <table:table-cell table:style-name="ce9" table:formula="of:=IF([.K34]&lt;=12;100;IF([.K34]&gt;=60;100;1))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35]))+10*ISNUMBER(SEARCH(&quot;25%&quot;;[.E35]))" office:value-type="float" office:value="1" calcext:value-type="float">
            <text:p>1</text:p>
          </table:table-cell>
          <table:table-cell table:style-name="ce10" table:formula="of:=IF([.K35]&lt;=12;100;IF([.K35]&gt;=60;100;1))" office:value-type="float" office:value="100" calcext:value-type="float">
            <text:p>10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36]))+10*ISNUMBER(SEARCH(&quot;25%&quot;;[.E36]))" office:value-type="float" office:value="1" calcext:value-type="float">
            <text:p>1</text:p>
          </table:table-cell>
          <table:table-cell table:style-name="ce9" table:formula="of:=IF([.K36]&lt;=12;100;IF([.K36]&gt;=60;100;1))" office:value-type="float" office:value="100" calcext:value-type="float">
            <text:p>100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37]))+10*ISNUMBER(SEARCH(&quot;25%&quot;;[.E37]))" office:value-type="float" office:value="1" calcext:value-type="float">
            <text:p>1</text:p>
          </table:table-cell>
          <table:table-cell table:style-name="ce10" table:formula="of:=IF([.K37]&lt;=12;100;IF([.K37]&gt;=60;100;1))" office:value-type="float" office:value="100" calcext:value-type="float">
            <text:p>100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38]))+10*ISNUMBER(SEARCH(&quot;25%&quot;;[.E38]))" office:value-type="float" office:value="1" calcext:value-type="float">
            <text:p>1</text:p>
          </table:table-cell>
          <table:table-cell table:style-name="ce9" table:formula="of:=IF([.K38]&lt;=12;100;IF([.K38]&gt;=60;100;1))" office:value-type="float" office:value="100" calcext:value-type="float">
            <text:p>10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39]))+10*ISNUMBER(SEARCH(&quot;25%&quot;;[.E39]))" office:value-type="float" office:value="10" calcext:value-type="float">
            <text:p>10</text:p>
          </table:table-cell>
          <table:table-cell table:style-name="ce10" table:formula="of:=IF([.K39]&lt;=12;100;IF([.K39]&gt;=60;100;1))" office:value-type="float" office:value="1" calcext:value-type="float">
            <text:p>1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0]))+10*ISNUMBER(SEARCH(&quot;25%&quot;;[.E40]))" office:value-type="float" office:value="1" calcext:value-type="float">
            <text:p>1</text:p>
          </table:table-cell>
          <table:table-cell table:style-name="ce9" table:formula="of:=IF([.K40]&lt;=12;100;IF([.K40]&gt;=60;100;1))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1]))+10*ISNUMBER(SEARCH(&quot;25%&quot;;[.E41]))" office:value-type="float" office:value="1" calcext:value-type="float">
            <text:p>1</text:p>
          </table:table-cell>
          <table:table-cell table:style-name="ce10" table:formula="of:=IF([.K41]&lt;=12;100;IF([.K41]&gt;=60;100;1))" office:value-type="float" office:value="100" calcext:value-type="float">
            <text:p>100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42]))+10*ISNUMBER(SEARCH(&quot;25%&quot;;[.E42]))" office:value-type="float" office:value="10" calcext:value-type="float">
            <text:p>10</text:p>
          </table:table-cell>
          <table:table-cell table:style-name="ce9" table:formula="of:=IF([.K42]&lt;=12;100;IF([.K42]&gt;=60;100;1))" office:value-type="float" office:value="1" calcext:value-type="float">
            <text:p>1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3]))+10*ISNUMBER(SEARCH(&quot;25%&quot;;[.E43]))" office:value-type="float" office:value="10" calcext:value-type="float">
            <text:p>10</text:p>
          </table:table-cell>
          <table:table-cell table:style-name="ce10" table:formula="of:=IF([.K43]&lt;=12;100;IF([.K43]&gt;=60;100;1))" office:value-type="float" office:value="100" calcext:value-type="float">
            <text:p>100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4]))+10*ISNUMBER(SEARCH(&quot;25%&quot;;[.E44]))" office:value-type="float" office:value="10" calcext:value-type="float">
            <text:p>10</text:p>
          </table:table-cell>
          <table:table-cell table:style-name="ce9" table:formula="of:=IF([.K44]&lt;=12;100;IF([.K44]&gt;=60;100;1))" office:value-type="float" office:value="100" calcext:value-type="float">
            <text:p>100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5]))+10*ISNUMBER(SEARCH(&quot;25%&quot;;[.E45]))" office:value-type="float" office:value="10" calcext:value-type="float">
            <text:p>10</text:p>
          </table:table-cell>
          <table:table-cell table:style-name="ce10" table:formula="of:=IF([.K45]&lt;=12;100;IF([.K45]&gt;=60;100;1))" office:value-type="float" office:value="100" calcext:value-type="float">
            <text:p>100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6]))+10*ISNUMBER(SEARCH(&quot;25%&quot;;[.E46]))" office:value-type="float" office:value="10" calcext:value-type="float">
            <text:p>10</text:p>
          </table:table-cell>
          <table:table-cell table:style-name="ce9" table:formula="of:=IF([.K46]&lt;=12;100;IF([.K46]&gt;=60;100;1))" office:value-type="float" office:value="100" calcext:value-type="float">
            <text:p>100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      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7]))+10*ISNUMBER(SEARCH(&quot;25%&quot;;[.E47]))" office:value-type="float" office:value="10" calcext:value-type="float">
            <text:p>10</text:p>
          </table:table-cell>
          <table:table-cell table:style-name="ce10" table:formula="of:=IF([.K47]&lt;=12;100;IF([.K47]&gt;=60;100;1))" office:value-type="float" office:value="100" calcext:value-type="float">
            <text:p>100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48]))+10*ISNUMBER(SEARCH(&quot;25%&quot;;[.E48]))" office:value-type="float" office:value="10" calcext:value-type="float">
            <text:p>10</text:p>
          </table:table-cell>
          <table:table-cell table:style-name="ce9" table:formula="of:=IF([.K48]&lt;=12;100;IF([.K48]&gt;=60;100;1))" office:value-type="float" office:value="100" calcext:value-type="float">
            <text:p>100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49]))+10*ISNUMBER(SEARCH(&quot;25%&quot;;[.E49]))" office:value-type="float" office:value="10" calcext:value-type="float">
            <text:p>10</text:p>
          </table:table-cell>
          <table:table-cell table:style-name="ce10" table:formula="of:=IF([.K49]&lt;=12;100;IF([.K49]&gt;=60;100;1))" office:value-type="float" office:value="100" calcext:value-type="float">
            <text:p>100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                                    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0]))+10*ISNUMBER(SEARCH(&quot;25%&quot;;[.E50]))" office:value-type="float" office:value="10" calcext:value-type="float">
            <text:p>10</text:p>
          </table:table-cell>
          <table:table-cell table:style-name="ce9" table:formula="of:=IF([.K50]&lt;=12;100;IF([.K50]&gt;=60;100;1))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1]))+10*ISNUMBER(SEARCH(&quot;25%&quot;;[.E51]))" office:value-type="float" office:value="10" calcext:value-type="float">
            <text:p>10</text:p>
          </table:table-cell>
          <table:table-cell table:style-name="ce10" table:formula="of:=IF([.K51]&lt;=12;100;IF([.K51]&gt;=60;100;1))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   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2]))+10*ISNUMBER(SEARCH(&quot;25%&quot;;[.E52]))" office:value-type="float" office:value="10" calcext:value-type="float">
            <text:p>10</text:p>
          </table:table-cell>
          <table:table-cell table:style-name="ce9" table:formula="of:=IF([.K52]&lt;=12;100;IF([.K52]&gt;=60;100;1))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3]))+10*ISNUMBER(SEARCH(&quot;25%&quot;;[.E53]))" office:value-type="float" office:value="10" calcext:value-type="float">
            <text:p>10</text:p>
          </table:table-cell>
          <table:table-cell table:style-name="ce10" table:formula="of:=IF([.K53]&lt;=12;100;IF([.K53]&gt;=60;100;1))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<text:s text:c="60"/>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4]))+10*ISNUMBER(SEARCH(&quot;25%&quot;;[.E54]))" office:value-type="float" office:value="10" calcext:value-type="float">
            <text:p>10</text:p>
          </table:table-cell>
          <table:table-cell table:style-name="ce9" table:formula="of:=IF([.K54]&lt;=12;100;IF([.K54]&gt;=60;100;1))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5]))+10*ISNUMBER(SEARCH(&quot;25%&quot;;[.E55]))" office:value-type="float" office:value="10" calcext:value-type="float">
            <text:p>10</text:p>
          </table:table-cell>
          <table:table-cell table:style-name="ce10" table:formula="of:=IF([.K55]&lt;=12;100;IF([.K55]&gt;=60;100;1))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6]))+10*ISNUMBER(SEARCH(&quot;25%&quot;;[.E56]))" office:value-type="float" office:value="10" calcext:value-type="float">
            <text:p>10</text:p>
          </table:table-cell>
          <table:table-cell table:style-name="ce9" table:formula="of:=IF([.K56]&lt;=12;100;IF([.K56]&gt;=60;100;1))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7]))+10*ISNUMBER(SEARCH(&quot;25%&quot;;[.E57]))" office:value-type="float" office:value="1" calcext:value-type="float">
            <text:p>1</text:p>
          </table:table-cell>
          <table:table-cell table:style-name="ce10" table:formula="of:=IF([.K57]&lt;=12;100;IF([.K57]&gt;=60;100;1))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58]))+10*ISNUMBER(SEARCH(&quot;25%&quot;;[.E58]))" office:value-type="float" office:value="10" calcext:value-type="float">
            <text:p>10</text:p>
          </table:table-cell>
          <table:table-cell table:style-name="ce9" table:formula="of:=IF([.K58]&lt;=12;100;IF([.K58]&gt;=60;100;1))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59]))+10*ISNUMBER(SEARCH(&quot;25%&quot;;[.E59]))" office:value-type="float" office:value="10" calcext:value-type="float">
            <text:p>10</text:p>
          </table:table-cell>
          <table:table-cell table:style-name="ce10" table:formula="of:=IF([.K59]&lt;=12;100;IF([.K59]&gt;=60;100;1))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0]))+10*ISNUMBER(SEARCH(&quot;25%&quot;;[.E60]))" office:value-type="float" office:value="1" calcext:value-type="float">
            <text:p>1</text:p>
          </table:table-cell>
          <table:table-cell table:style-name="ce9" table:formula="of:=IF([.K60]&lt;=12;100;IF([.K60]&gt;=60;100;1))" office:value-type="float" office:value="100" calcext:value-type="float">
            <text:p>100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1]))+10*ISNUMBER(SEARCH(&quot;25%&quot;;[.E61]))" office:value-type="float" office:value="1" calcext:value-type="float">
            <text:p>1</text:p>
          </table:table-cell>
          <table:table-cell table:style-name="ce10" table:formula="of:=IF([.K61]&lt;=12;100;IF([.K61]&gt;=60;100;1))" office:value-type="float" office:value="100" calcext:value-type="float">
            <text:p>100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2]))+10*ISNUMBER(SEARCH(&quot;25%&quot;;[.E62]))" office:value-type="float" office:value="1" calcext:value-type="float">
            <text:p>1</text:p>
          </table:table-cell>
          <table:table-cell table:style-name="ce9" table:formula="of:=IF([.K62]&lt;=12;100;IF([.K62]&gt;=60;100;1))" office:value-type="float" office:value="100" calcext:value-type="float">
            <text:p>100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3]))+10*ISNUMBER(SEARCH(&quot;25%&quot;;[.E63]))" office:value-type="float" office:value="1" calcext:value-type="float">
            <text:p>1</text:p>
          </table:table-cell>
          <table:table-cell table:style-name="ce10" table:formula="of:=IF([.K63]&lt;=12;100;IF([.K63]&gt;=60;100;1))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4]))+10*ISNUMBER(SEARCH(&quot;25%&quot;;[.E64]))" office:value-type="float" office:value="1" calcext:value-type="float">
            <text:p>1</text:p>
          </table:table-cell>
          <table:table-cell table:style-name="ce9" table:formula="of:=IF([.K64]&lt;=12;100;IF([.K64]&gt;=60;100;1))" office:value-type="float" office:value="100" calcext:value-type="float">
            <text:p>100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5]))+10*ISNUMBER(SEARCH(&quot;25%&quot;;[.E65]))" office:value-type="float" office:value="10" calcext:value-type="float">
            <text:p>10</text:p>
          </table:table-cell>
          <table:table-cell table:style-name="ce10" table:formula="of:=IF([.K65]&lt;=12;100;IF([.K65]&gt;=60;100;1))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66]))+10*ISNUMBER(SEARCH(&quot;25%&quot;;[.E66]))" office:value-type="float" office:value="1" calcext:value-type="float">
            <text:p>1</text:p>
          </table:table-cell>
          <table:table-cell table:style-name="ce9" table:formula="of:=IF([.K66]&lt;=12;100;IF([.K66]&gt;=60;100;1))" office:value-type="float" office:value="100" calcext:value-type="float">
            <text:p>100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67]))+10*ISNUMBER(SEARCH(&quot;25%&quot;;[.E67]))" office:value-type="float" office:value="1" calcext:value-type="float">
            <text:p>1</text:p>
          </table:table-cell>
          <table:table-cell table:style-name="ce10" table:formula="of:=IF([.K67]&lt;=12;100;IF([.K67]&gt;=60;100;1))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68]))+10*ISNUMBER(SEARCH(&quot;25%&quot;;[.E68]))" office:value-type="float" office:value="10" calcext:value-type="float">
            <text:p>10</text:p>
          </table:table-cell>
          <table:table-cell table:style-name="ce9" table:formula="of:=IF([.K68]&lt;=12;100;IF([.K68]&gt;=60;100;1))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69]))+10*ISNUMBER(SEARCH(&quot;25%&quot;;[.E69]))" office:value-type="float" office:value="1" calcext:value-type="float">
            <text:p>1</text:p>
          </table:table-cell>
          <table:table-cell table:style-name="ce10" table:formula="of:=IF([.K69]&lt;=12;100;IF([.K69]&gt;=60;100;1))" office:value-type="float" office:value="100" calcext:value-type="float">
            <text:p>100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70]))+10*ISNUMBER(SEARCH(&quot;25%&quot;;[.E70]))" office:value-type="float" office:value="1" calcext:value-type="float">
            <text:p>1</text:p>
          </table:table-cell>
          <table:table-cell table:style-name="ce9" table:formula="of:=IF([.K70]&lt;=12;100;IF([.K70]&gt;=60;100;1))" office:value-type="float" office:value="100" calcext:value-type="float">
            <text:p>10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1]))+10*ISNUMBER(SEARCH(&quot;25%&quot;;[.E71]))" office:value-type="float" office:value="10" calcext:value-type="float">
            <text:p>10</text:p>
          </table:table-cell>
          <table:table-cell table:style-name="ce10" table:formula="of:=IF([.K71]&lt;=12;100;IF([.K71]&gt;=60;100;1))" office:value-type="float" office:value="100" calcext:value-type="float">
            <text:p>100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2]))+10*ISNUMBER(SEARCH(&quot;25%&quot;;[.E72]))" office:value-type="float" office:value="10" calcext:value-type="float">
            <text:p>10</text:p>
          </table:table-cell>
          <table:table-cell table:style-name="ce9" table:formula="of:=IF([.K72]&lt;=12;100;IF([.K72]&gt;=60;100;1))" office:value-type="float" office:value="100" calcext:value-type="float">
            <text:p>100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3]))+10*ISNUMBER(SEARCH(&quot;25%&quot;;[.E73]))" office:value-type="float" office:value="10" calcext:value-type="float">
            <text:p>10</text:p>
          </table:table-cell>
          <table:table-cell table:style-name="ce10" table:formula="of:=IF([.K73]&lt;=12;100;IF([.K73]&gt;=60;100;1))" office:value-type="float" office:value="100" calcext:value-type="float">
            <text:p>100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4]))+10*ISNUMBER(SEARCH(&quot;25%&quot;;[.E74]))" office:value-type="float" office:value="10" calcext:value-type="float">
            <text:p>10</text:p>
          </table:table-cell>
          <table:table-cell table:style-name="ce9" table:formula="of:=IF([.K74]&lt;=12;100;IF([.K74]&gt;=60;100;1))" office:value-type="float" office:value="100" calcext:value-type="float">
            <text:p>100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5]))+10*ISNUMBER(SEARCH(&quot;25%&quot;;[.E75]))" office:value-type="float" office:value="10" calcext:value-type="float">
            <text:p>10</text:p>
          </table:table-cell>
          <table:table-cell table:style-name="ce10" table:formula="of:=IF([.K75]&lt;=12;100;IF([.K75]&gt;=60;100;1))" office:value-type="float" office:value="100" calcext:value-type="float">
            <text:p>100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76]))+10*ISNUMBER(SEARCH(&quot;25%&quot;;[.E76]))" office:value-type="float" office:value="10" calcext:value-type="float">
            <text:p>10</text:p>
          </table:table-cell>
          <table:table-cell table:style-name="ce9" table:formula="of:=IF([.K76]&lt;=12;100;IF([.K76]&gt;=60;100;1))" office:value-type="float" office:value="100" calcext:value-type="float">
            <text:p>100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77]))+10*ISNUMBER(SEARCH(&quot;25%&quot;;[.E77]))" office:value-type="float" office:value="10" calcext:value-type="float">
            <text:p>10</text:p>
          </table:table-cell>
          <table:table-cell table:style-name="ce10" table:formula="of:=IF([.K77]&lt;=12;100;IF([.K77]&gt;=60;100;1))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78]))+10*ISNUMBER(SEARCH(&quot;25%&quot;;[.E78]))" office:value-type="float" office:value="10" calcext:value-type="float">
            <text:p>10</text:p>
          </table:table-cell>
          <table:table-cell table:style-name="ce9" table:formula="of:=IF([.K78]&lt;=12;100;IF([.K78]&gt;=60;100;1))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79]))+10*ISNUMBER(SEARCH(&quot;25%&quot;;[.E79]))" office:value-type="float" office:value="10" calcext:value-type="float">
            <text:p>10</text:p>
          </table:table-cell>
          <table:table-cell table:style-name="ce10" table:formula="of:=IF([.K79]&lt;=12;100;IF([.K79]&gt;=60;100;1))" office:value-type="float" office:value="100" calcext:value-type="float">
            <text:p>100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0]))+10*ISNUMBER(SEARCH(&quot;25%&quot;;[.E80]))" office:value-type="float" office:value="1" calcext:value-type="float">
            <text:p>1</text:p>
          </table:table-cell>
          <table:table-cell table:style-name="ce9" table:formula="of:=IF([.K80]&lt;=12;100;IF([.K80]&gt;=60;100;1))" office:value-type="float" office:value="100" calcext:value-type="float">
            <text:p>100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1]))+10*ISNUMBER(SEARCH(&quot;25%&quot;;[.E81]))" office:value-type="float" office:value="1" calcext:value-type="float">
            <text:p>1</text:p>
          </table:table-cell>
          <table:table-cell table:style-name="ce10" table:formula="of:=IF([.K81]&lt;=12;100;IF([.K81]&gt;=60;100;1))" office:value-type="float" office:value="100" calcext:value-type="float">
            <text:p>100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2]))+10*ISNUMBER(SEARCH(&quot;25%&quot;;[.E82]))" office:value-type="float" office:value="10" calcext:value-type="float">
            <text:p>10</text:p>
          </table:table-cell>
          <table:table-cell table:style-name="ce9" table:formula="of:=IF([.K82]&lt;=12;100;IF([.K82]&gt;=60;100;1))" office:value-type="float" office:value="1" calcext:value-type="float">
            <text:p>1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3]))+10*ISNUMBER(SEARCH(&quot;25%&quot;;[.E83]))" office:value-type="float" office:value="1" calcext:value-type="float">
            <text:p>1</text:p>
          </table:table-cell>
          <table:table-cell table:style-name="ce10" table:formula="of:=IF([.K83]&lt;=12;100;IF([.K83]&gt;=60;100;1))" office:value-type="float" office:value="100" calcext:value-type="float">
            <text:p>100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84]))+10*ISNUMBER(SEARCH(&quot;25%&quot;;[.E84]))" office:value-type="float" office:value="1" calcext:value-type="float">
            <text:p>1</text:p>
          </table:table-cell>
          <table:table-cell table:style-name="ce9" table:formula="of:=IF([.K84]&lt;=12;100;IF([.K84]&gt;=60;100;1))" office:value-type="float" office:value="100" calcext:value-type="float">
            <text:p>10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85]))+10*ISNUMBER(SEARCH(&quot;25%&quot;;[.E85]))" office:value-type="float" office:value="1" calcext:value-type="float">
            <text:p>1</text:p>
          </table:table-cell>
          <table:table-cell table:style-name="ce10" table:formula="of:=IF([.K85]&lt;=12;100;IF([.K85]&gt;=60;100;1))" office:value-type="float" office:value="100" calcext:value-type="float">
            <text:p>100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86]))+10*ISNUMBER(SEARCH(&quot;25%&quot;;[.E86]))" office:value-type="float" office:value="10" calcext:value-type="float">
            <text:p>10</text:p>
          </table:table-cell>
          <table:table-cell table:style-name="ce9" table:formula="of:=IF([.K86]&lt;=12;100;IF([.K86]&gt;=60;100;1))" office:value-type="float" office:value="100" calcext:value-type="float">
            <text:p>100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7]))+10*ISNUMBER(SEARCH(&quot;25%&quot;;[.E87]))" office:value-type="float" office:value="10" calcext:value-type="float">
            <text:p>10</text:p>
          </table:table-cell>
          <table:table-cell table:style-name="ce10" table:formula="of:=IF([.K87]&lt;=12;100;IF([.K87]&gt;=60;100;1))" office:value-type="float" office:value="1" calcext:value-type="float">
            <text:p>1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88]))+10*ISNUMBER(SEARCH(&quot;25%&quot;;[.E88]))" office:value-type="float" office:value="1" calcext:value-type="float">
            <text:p>1</text:p>
          </table:table-cell>
          <table:table-cell table:style-name="ce9" table:formula="of:=IF([.K88]&lt;=12;100;IF([.K88]&gt;=60;100;1))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89]))+10*ISNUMBER(SEARCH(&quot;25%&quot;;[.E89]))" office:value-type="float" office:value="10" calcext:value-type="float">
            <text:p>10</text:p>
          </table:table-cell>
          <table:table-cell table:style-name="ce10" table:formula="of:=IF([.K89]&lt;=12;100;IF([.K89]&gt;=60;100;1))" office:value-type="float" office:value="1" calcext:value-type="float">
            <text:p>1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90]))+10*ISNUMBER(SEARCH(&quot;25%&quot;;[.E90]))" office:value-type="float" office:value="10" calcext:value-type="float">
            <text:p>10</text:p>
          </table:table-cell>
          <table:table-cell table:style-name="ce9" table:formula="of:=IF([.K90]&lt;=12;100;IF([.K90]&gt;=60;100;1))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91]))+10*ISNUMBER(SEARCH(&quot;25%&quot;;[.E91]))" office:value-type="float" office:value="1" calcext:value-type="float">
            <text:p>1</text:p>
          </table:table-cell>
          <table:table-cell table:style-name="ce10" table:formula="of:=IF([.K91]&lt;=12;100;IF([.K91]&gt;=60;100;1))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2]))+10*ISNUMBER(SEARCH(&quot;25%&quot;;[.E92]))" office:value-type="float" office:value="10" calcext:value-type="float">
            <text:p>10</text:p>
          </table:table-cell>
          <table:table-cell table:style-name="ce9" table:formula="of:=IF([.K92]&lt;=12;100;IF([.K92]&gt;=60;100;1))" office:value-type="float" office:value="100" calcext:value-type="float">
            <text:p>100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93]))+10*ISNUMBER(SEARCH(&quot;25%&quot;;[.E93]))" office:value-type="float" office:value="10" calcext:value-type="float">
            <text:p>10</text:p>
          </table:table-cell>
          <table:table-cell table:style-name="ce10" table:formula="of:=IF([.K93]&lt;=12;100;IF([.K93]&gt;=60;100;1))" office:value-type="float" office:value="1" calcext:value-type="float">
            <text:p>1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94]))+10*ISNUMBER(SEARCH(&quot;25%&quot;;[.E94]))" office:value-type="float" office:value="1" calcext:value-type="float">
            <text:p>1</text:p>
          </table:table-cell>
          <table:table-cell table:style-name="ce9" table:formula="of:=IF([.K94]&lt;=12;100;IF([.K94]&gt;=60;100;1))" office:value-type="float" office:value="1" calcext:value-type="float">
            <text:p>1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5]))+10*ISNUMBER(SEARCH(&quot;25%&quot;;[.E95]))" office:value-type="float" office:value="1" calcext:value-type="float">
            <text:p>1</text:p>
          </table:table-cell>
          <table:table-cell table:style-name="ce10" table:formula="of:=IF([.K95]&lt;=12;100;IF([.K95]&gt;=60;100;1))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6]))+10*ISNUMBER(SEARCH(&quot;25%&quot;;[.E96]))" office:value-type="float" office:value="1" calcext:value-type="float">
            <text:p>1</text:p>
          </table:table-cell>
          <table:table-cell table:style-name="ce9" table:formula="of:=IF([.K96]&lt;=12;100;IF([.K96]&gt;=60;100;1))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7]))+10*ISNUMBER(SEARCH(&quot;25%&quot;;[.E97]))" office:value-type="float" office:value="1" calcext:value-type="float">
            <text:p>1</text:p>
          </table:table-cell>
          <table:table-cell table:style-name="ce10" table:formula="of:=IF([.K97]&lt;=12;100;IF([.K97]&gt;=60;100;1))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98]))+10*ISNUMBER(SEARCH(&quot;25%&quot;;[.E98]))" office:value-type="float" office:value="1" calcext:value-type="float">
            <text:p>1</text:p>
          </table:table-cell>
          <table:table-cell table:style-name="ce9" table:formula="of:=IF([.K98]&lt;=12;100;IF([.K98]&gt;=60;100;1))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99]))+10*ISNUMBER(SEARCH(&quot;25%&quot;;[.E99]))" office:value-type="float" office:value="10" calcext:value-type="float">
            <text:p>10</text:p>
          </table:table-cell>
          <table:table-cell table:style-name="ce10" table:formula="of:=IF([.K99]&lt;=12;100;IF([.K99]&gt;=60;100;1))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-S/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0]))+10*ISNUMBER(SEARCH(&quot;25%&quot;;[.E100]))" office:value-type="float" office:value="1" calcext:value-type="float">
            <text:p>1</text:p>
          </table:table-cell>
          <table:table-cell table:style-name="ce9" table:formula="of:=IF([.K100]&lt;=12;100;IF([.K100]&gt;=60;100;1))" office:value-type="float" office:value="1" calcext:value-type="float">
            <text:p>1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1]))+10*ISNUMBER(SEARCH(&quot;25%&quot;;[.E101]))" office:value-type="float" office:value="1" calcext:value-type="float">
            <text:p>1</text:p>
          </table:table-cell>
          <table:table-cell table:style-name="ce10" table:formula="of:=IF([.K101]&lt;=12;100;IF([.K101]&gt;=60;100;1))" office:value-type="float" office:value="1" calcext:value-type="float">
            <text:p>1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02]))+10*ISNUMBER(SEARCH(&quot;25%&quot;;[.E102]))" office:value-type="float" office:value="1" calcext:value-type="float">
            <text:p>1</text:p>
          </table:table-cell>
          <table:table-cell table:style-name="ce9" table:formula="of:=IF([.K102]&lt;=12;100;IF([.K102]&gt;=60;100;1))" office:value-type="float" office:value="1" calcext:value-type="float">
            <text:p>1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3]))+10*ISNUMBER(SEARCH(&quot;25%&quot;;[.E103]))" office:value-type="float" office:value="10" calcext:value-type="float">
            <text:p>10</text:p>
          </table:table-cell>
          <table:table-cell table:style-name="ce10" table:formula="of:=IF([.K103]&lt;=12;100;IF([.K103]&gt;=60;100;1))" office:value-type="float" office:value="100" calcext:value-type="float">
            <text:p>100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4]))+10*ISNUMBER(SEARCH(&quot;25%&quot;;[.E104]))" office:value-type="float" office:value="10" calcext:value-type="float">
            <text:p>10</text:p>
          </table:table-cell>
          <table:table-cell table:style-name="ce9" table:formula="of:=IF([.K104]&lt;=12;100;IF([.K104]&gt;=60;100;1))" office:value-type="float" office:value="100" calcext:value-type="float">
            <text:p>100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5]))+10*ISNUMBER(SEARCH(&quot;25%&quot;;[.E105]))" office:value-type="float" office:value="1" calcext:value-type="float">
            <text:p>1</text:p>
          </table:table-cell>
          <table:table-cell table:style-name="ce10" table:formula="of:=IF([.K105]&lt;=12;100;IF([.K105]&gt;=60;100;1))" office:value-type="float" office:value="100" calcext:value-type="float">
            <text:p>100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 <text:s text:c="34"/>ESSEY-LES-NANCY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06]))+10*ISNUMBER(SEARCH(&quot;25%&quot;;[.E106]))" office:value-type="float" office:value="10" calcext:value-type="float">
            <text:p>10</text:p>
          </table:table-cell>
          <table:table-cell table:style-name="ce9" table:formula="of:=IF([.K106]&lt;=12;100;IF([.K106]&gt;=60;100;1))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07]))+10*ISNUMBER(SEARCH(&quot;25%&quot;;[.E107]))" office:value-type="float" office:value="10" calcext:value-type="float">
            <text:p>10</text:p>
          </table:table-cell>
          <table:table-cell table:style-name="ce10" table:formula="of:=IF([.K107]&lt;=12;100;IF([.K107]&gt;=60;100;1))" office:value-type="float" office:value="1" calcext:value-type="float">
            <text:p>1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<text:s/>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08]))+10*ISNUMBER(SEARCH(&quot;25%&quot;;[.E108]))" office:value-type="float" office:value="10" calcext:value-type="float">
            <text:p>10</text:p>
          </table:table-cell>
          <table:table-cell table:style-name="ce9" table:formula="of:=IF([.K108]&lt;=12;100;IF([.K108]&gt;=60;100;1))" office:value-type="float" office:value="100" calcext:value-type="float">
            <text:p>100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<text:s/>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09]))+10*ISNUMBER(SEARCH(&quot;25%&quot;;[.E109]))" office:value-type="float" office:value="1" calcext:value-type="float">
            <text:p>1</text:p>
          </table:table-cell>
          <table:table-cell table:style-name="ce10" table:formula="of:=IF([.K109]&lt;=12;100;IF([.K109]&gt;=60;100;1))" office:value-type="float" office:value="100" calcext:value-type="float">
            <text:p>100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0]))+10*ISNUMBER(SEARCH(&quot;25%&quot;;[.E110]))" office:value-type="float" office:value="10" calcext:value-type="float">
            <text:p>10</text:p>
          </table:table-cell>
          <table:table-cell table:style-name="ce9" table:formula="of:=IF([.K110]&lt;=12;100;IF([.K110]&gt;=60;100;1))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1]))+10*ISNUMBER(SEARCH(&quot;25%&quot;;[.E111]))" office:value-type="float" office:value="10" calcext:value-type="float">
            <text:p>10</text:p>
          </table:table-cell>
          <table:table-cell table:style-name="ce10" table:formula="of:=IF([.K111]&lt;=12;100;IF([.K111]&gt;=60;100;1))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text:s text:c="2"/>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2]))+10*ISNUMBER(SEARCH(&quot;25%&quot;;[.E112]))" office:value-type="float" office:value="1" calcext:value-type="float">
            <text:p>1</text:p>
          </table:table-cell>
          <table:table-cell table:style-name="ce9" table:formula="of:=IF([.K112]&lt;=12;100;IF([.K112]&gt;=60;100;1))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3]))+10*ISNUMBER(SEARCH(&quot;25%&quot;;[.E113]))" office:value-type="float" office:value="10" calcext:value-type="float">
            <text:p>10</text:p>
          </table:table-cell>
          <table:table-cell table:style-name="ce10" table:formula="of:=IF([.K113]&lt;=12;100;IF([.K113]&gt;=60;100;1))" office:value-type="float" office:value="100" calcext:value-type="float">
            <text:p>10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4]))+10*ISNUMBER(SEARCH(&quot;25%&quot;;[.E114]))" office:value-type="float" office:value="1" calcext:value-type="float">
            <text:p>1</text:p>
          </table:table-cell>
          <table:table-cell table:style-name="ce9" table:formula="of:=IF([.K114]&lt;=12;100;IF([.K114]&gt;=60;100;1))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15]))+10*ISNUMBER(SEARCH(&quot;25%&quot;;[.E115]))" office:value-type="float" office:value="1" calcext:value-type="float">
            <text:p>1</text:p>
          </table:table-cell>
          <table:table-cell table:style-name="ce10" table:formula="of:=IF([.K115]&lt;=12;100;IF([.K115]&gt;=60;100;1))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16]))+10*ISNUMBER(SEARCH(&quot;25%&quot;;[.E116]))" office:value-type="float" office:value="1" calcext:value-type="float">
            <text:p>1</text:p>
          </table:table-cell>
          <table:table-cell table:style-name="ce9" table:formula="of:=IF([.K116]&lt;=12;100;IF([.K116]&gt;=60;100;1))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17]))+10*ISNUMBER(SEARCH(&quot;25%&quot;;[.E117]))" office:value-type="float" office:value="1" calcext:value-type="float">
            <text:p>1</text:p>
          </table:table-cell>
          <table:table-cell table:style-name="ce10" table:formula="of:=IF([.K117]&lt;=12;100;IF([.K117]&gt;=60;100;1))" office:value-type="float" office:value="1" calcext:value-type="float">
            <text:p>1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18]))+10*ISNUMBER(SEARCH(&quot;25%&quot;;[.E118]))" office:value-type="float" office:value="10" calcext:value-type="float">
            <text:p>10</text:p>
          </table:table-cell>
          <table:table-cell table:style-name="ce9" table:formula="of:=IF([.K118]&lt;=12;100;IF([.K118]&gt;=60;100;1))" office:value-type="float" office:value="1" calcext:value-type="float">
            <text:p>1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19]))+10*ISNUMBER(SEARCH(&quot;25%&quot;;[.E119]))" office:value-type="float" office:value="10" calcext:value-type="float">
            <text:p>10</text:p>
          </table:table-cell>
          <table:table-cell table:style-name="ce10" table:formula="of:=IF([.K119]&lt;=12;100;IF([.K119]&gt;=60;100;1))" office:value-type="float" office:value="1" calcext:value-type="float">
            <text:p>1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<text:s text:c="36"/>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0]))+10*ISNUMBER(SEARCH(&quot;25%&quot;;[.E120]))" office:value-type="float" office:value="10" calcext:value-type="float">
            <text:p>10</text:p>
          </table:table-cell>
          <table:table-cell table:style-name="ce9" table:formula="of:=IF([.K120]&lt;=12;100;IF([.K120]&gt;=60;100;1))" office:value-type="float" office:value="1" calcext:value-type="float">
            <text:p>1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1]))+10*ISNUMBER(SEARCH(&quot;25%&quot;;[.E121]))" office:value-type="float" office:value="10" calcext:value-type="float">
            <text:p>10</text:p>
          </table:table-cell>
          <table:table-cell table:style-name="ce10" table:formula="of:=IF([.K121]&lt;=12;100;IF([.K121]&gt;=60;100;1))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1*ISNUMBER(SEARCH(&quot;50%&quot;;[.E122]))+10*ISNUMBER(SEARCH(&quot;25%&quot;;[.E122]))" office:value-type="float" office:value="10" calcext:value-type="float">
            <text:p>10</text:p>
          </table:table-cell>
          <table:table-cell table:style-name="ce9" table:formula="of:=IF([.K122]&lt;=12;100;IF([.K122]&gt;=60;100;1))" office:value-type="float" office:value="100" calcext:value-type="float">
            <text:p>10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23]))+10*ISNUMBER(SEARCH(&quot;25%&quot;;[.E123]))" office:value-type="float" office:value="1" calcext:value-type="float">
            <text:p>1</text:p>
          </table:table-cell>
          <table:table-cell table:style-name="ce10" table:formula="of:=IF([.K123]&lt;=12;100;IF([.K123]&gt;=60;100;1))" office:value-type="float" office:value="1" calcext:value-type="float">
            <text:p>1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24]))+10*ISNUMBER(SEARCH(&quot;25%&quot;;[.E124]))" office:value-type="float" office:value="10" calcext:value-type="float">
            <text:p>10</text:p>
          </table:table-cell>
          <table:table-cell table:style-name="ce9" table:formula="of:=IF([.K124]&lt;=12;100;IF([.K124]&gt;=60;100;1))" office:value-type="float" office:value="100" calcext:value-type="float">
            <text:p>100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5]))+10*ISNUMBER(SEARCH(&quot;25%&quot;;[.E125]))" office:value-type="float" office:value="10" calcext:value-type="float">
            <text:p>10</text:p>
          </table:table-cell>
          <table:table-cell table:style-name="ce10" table:formula="of:=IF([.K125]&lt;=12;100;IF([.K125]&gt;=60;100;1))" office:value-type="float" office:value="100" calcext:value-type="float">
            <text:p>100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6]))+10*ISNUMBER(SEARCH(&quot;25%&quot;;[.E126]))" office:value-type="float" office:value="10" calcext:value-type="float">
            <text:p>10</text:p>
          </table:table-cell>
          <table:table-cell table:style-name="ce9" table:formula="of:=IF([.K126]&lt;=12;100;IF([.K126]&gt;=60;100;1))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27]))+10*ISNUMBER(SEARCH(&quot;25%&quot;;[.E127]))" office:value-type="float" office:value="10" calcext:value-type="float">
            <text:p>10</text:p>
          </table:table-cell>
          <table:table-cell table:style-name="ce10" table:formula="of:=IF([.K127]&lt;=12;100;IF([.K127]&gt;=60;100;1))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28]))+10*ISNUMBER(SEARCH(&quot;25%&quot;;[.E128]))" office:value-type="float" office:value="10" calcext:value-type="float">
            <text:p>10</text:p>
          </table:table-cell>
          <table:table-cell table:style-name="ce9" table:formula="of:=IF([.K128]&lt;=12;100;IF([.K128]&gt;=60;100;1))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29]))+10*ISNUMBER(SEARCH(&quot;25%&quot;;[.E129]))" office:value-type="float" office:value="10" calcext:value-type="float">
            <text:p>10</text:p>
          </table:table-cell>
          <table:table-cell table:style-name="ce10" table:formula="of:=IF([.K129]&lt;=12;100;IF([.K129]&gt;=60;100;1))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0]))+10*ISNUMBER(SEARCH(&quot;25%&quot;;[.E130]))" office:value-type="float" office:value="10" calcext:value-type="float">
            <text:p>10</text:p>
          </table:table-cell>
          <table:table-cell table:style-name="ce9" table:formula="of:=IF([.K130]&lt;=12;100;IF([.K130]&gt;=60;100;1))" office:value-type="float" office:value="100" calcext:value-type="float">
            <text:p>100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1]))+10*ISNUMBER(SEARCH(&quot;25%&quot;;[.E131]))" office:value-type="float" office:value="10" calcext:value-type="float">
            <text:p>10</text:p>
          </table:table-cell>
          <table:table-cell table:style-name="ce10" table:formula="of:=IF([.K131]&lt;=12;100;IF([.K131]&gt;=60;100;1))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2]))+10*ISNUMBER(SEARCH(&quot;25%&quot;;[.E132]))" office:value-type="float" office:value="10" calcext:value-type="float">
            <text:p>10</text:p>
          </table:table-cell>
          <table:table-cell table:style-name="ce9" table:formula="of:=IF([.K132]&lt;=12;100;IF([.K132]&gt;=60;100;1))" office:value-type="float" office:value="1" calcext:value-type="float">
            <text:p>1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<text:s text:c="81"/>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3]))+10*ISNUMBER(SEARCH(&quot;25%&quot;;[.E133]))" office:value-type="float" office:value="10" calcext:value-type="float">
            <text:p>10</text:p>
          </table:table-cell>
          <table:table-cell table:style-name="ce10" table:formula="of:=IF([.K133]&lt;=12;100;IF([.K133]&gt;=60;100;1))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<text:s text:c="71"/>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4]))+10*ISNUMBER(SEARCH(&quot;25%&quot;;[.E134]))" office:value-type="float" office:value="10" calcext:value-type="float">
            <text:p>10</text:p>
          </table:table-cell>
          <table:table-cell table:style-name="ce9" table:formula="of:=IF([.K134]&lt;=12;100;IF([.K134]&gt;=60;100;1))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<text:s text:c="91"/>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35]))+10*ISNUMBER(SEARCH(&quot;25%&quot;;[.E135]))" office:value-type="float" office:value="10" calcext:value-type="float">
            <text:p>10</text:p>
          </table:table-cell>
          <table:table-cell table:style-name="ce10" table:formula="of:=IF([.K135]&lt;=12;100;IF([.K135]&gt;=60;100;1))" office:value-type="float" office:value="1" calcext:value-type="float">
            <text:p>1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36]))+10*ISNUMBER(SEARCH(&quot;25%&quot;;[.E136]))" office:value-type="float" office:value="10" calcext:value-type="float">
            <text:p>10</text:p>
          </table:table-cell>
          <table:table-cell table:style-name="ce9" table:formula="of:=IF([.K136]&lt;=12;100;IF([.K136]&gt;=60;100;1))" office:value-type="float" office:value="1" calcext:value-type="float">
            <text:p>1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7]))+10*ISNUMBER(SEARCH(&quot;25%&quot;;[.E137]))" office:value-type="float" office:value="1" calcext:value-type="float">
            <text:p>1</text:p>
          </table:table-cell>
          <table:table-cell table:style-name="ce10" table:formula="of:=IF([.K137]&lt;=12;100;IF([.K137]&gt;=60;100;1))" office:value-type="float" office:value="100" calcext:value-type="float">
            <text:p>100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38]))+10*ISNUMBER(SEARCH(&quot;25%&quot;;[.E138]))" office:value-type="float" office:value="1" calcext:value-type="float">
            <text:p>1</text:p>
          </table:table-cell>
          <table:table-cell table:style-name="ce9" table:formula="of:=IF([.K138]&lt;=12;100;IF([.K138]&gt;=60;100;1))" office:value-type="float" office:value="100" calcext:value-type="float">
            <text:p>100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39]))+10*ISNUMBER(SEARCH(&quot;25%&quot;;[.E139]))" office:value-type="float" office:value="10" calcext:value-type="float">
            <text:p>10</text:p>
          </table:table-cell>
          <table:table-cell table:style-name="ce10" table:formula="of:=IF([.K139]&lt;=12;100;IF([.K139]&gt;=60;100;1))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<text:s text:c="68"/>CHAVIGNY du Châtel, Elém <text:s text:c="2"/>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0]))+10*ISNUMBER(SEARCH(&quot;25%&quot;;[.E140]))" office:value-type="float" office:value="10" calcext:value-type="float">
            <text:p>10</text:p>
          </table:table-cell>
          <table:table-cell table:style-name="ce9" table:formula="of:=IF([.K140]&lt;=12;100;IF([.K140]&gt;=60;100;1))" office:value-type="float" office:value="100" calcext:value-type="float">
            <text:p>100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1]))+10*ISNUMBER(SEARCH(&quot;25%&quot;;[.E141]))" office:value-type="float" office:value="10" calcext:value-type="float">
            <text:p>10</text:p>
          </table:table-cell>
          <table:table-cell table:style-name="ce10" table:formula="of:=IF([.K141]&lt;=12;100;IF([.K141]&gt;=60;100;1))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2]))+10*ISNUMBER(SEARCH(&quot;25%&quot;;[.E142]))" office:value-type="float" office:value="10" calcext:value-type="float">
            <text:p>10</text:p>
          </table:table-cell>
          <table:table-cell table:style-name="ce9" table:formula="of:=IF([.K142]&lt;=12;100;IF([.K142]&gt;=60;100;1))" office:value-type="float" office:value="1" calcext:value-type="float">
            <text:p>1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1*ISNUMBER(SEARCH(&quot;50%&quot;;[.E143]))+10*ISNUMBER(SEARCH(&quot;25%&quot;;[.E143]))" office:value-type="float" office:value="10" calcext:value-type="float">
            <text:p>10</text:p>
          </table:table-cell>
          <table:table-cell table:style-name="ce10" table:formula="of:=IF([.K143]&lt;=12;100;IF([.K143]&gt;=60;100;1))" office:value-type="float" office:value="1" calcext:value-type="float">
            <text:p>1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4]))+10*ISNUMBER(SEARCH(&quot;25%&quot;;[.E144]))" office:value-type="float" office:value="10" calcext:value-type="float">
            <text:p>10</text:p>
          </table:table-cell>
          <table:table-cell table:style-name="ce9" table:formula="of:=IF([.K144]&lt;=12;100;IF([.K144]&gt;=60;100;1))" office:value-type="float" office:value="100" calcext:value-type="float">
            <text:p>100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1*ISNUMBER(SEARCH(&quot;50%&quot;;[.E145]))+10*ISNUMBER(SEARCH(&quot;25%&quot;;[.E145]))" office:value-type="float" office:value="10" calcext:value-type="float">
            <text:p>10</text:p>
          </table:table-cell>
          <table:table-cell table:style-name="ce10" table:formula="of:=IF([.K145]&lt;=12;100;IF([.K145]&gt;=60;100;1))" office:value-type="float" office:value="1" calcext:value-type="float">
            <text:p>1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1*ISNUMBER(SEARCH(&quot;50%&quot;;[.E146]))+10*ISNUMBER(SEARCH(&quot;25%&quot;;[.E146]))" office:value-type="float" office:value="1" calcext:value-type="float">
            <text:p>1</text:p>
          </table:table-cell>
          <table:table-cell table:style-name="ce9" table:formula="of:=IF([.K146]&lt;=12;100;IF([.K146]&gt;=60;100;1))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1*ISNUMBER(SEARCH(&quot;50%&quot;;[.E147]))+10*ISNUMBER(SEARCH(&quot;25%&quot;;[.E147]))" office:value-type="float" office:value="10" calcext:value-type="float">
            <text:p>10</text:p>
          </table:table-cell>
          <table:table-cell table:style-name="ce10" table:formula="of:=IF([.K147]&lt;=12;100;IF([.K147]&gt;=60;100;1))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1*ISNUMBER(SEARCH(&quot;50%&quot;;[.E148]))+10*ISNUMBER(SEARCH(&quot;25%&quot;;[.E148]))" office:value-type="float" office:value="10" calcext:value-type="float">
            <text:p>10</text:p>
          </table:table-cell>
          <table:table-cell table:style-name="ce9" table:formula="of:=IF([.K148]&lt;=12;100;IF([.K148]&gt;=60;100;1))" office:value-type="float" office:value="1" calcext:value-type="float">
            <text:p>1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1*ISNUMBER(SEARCH(&quot;50%&quot;;[.E149]))+10*ISNUMBER(SEARCH(&quot;25%&quot;;[.E149]))" office:value-type="float" office:value="1" calcext:value-type="float">
            <text:p>1</text:p>
          </table:table-cell>
          <table:table-cell table:style-name="ce12" table:formula="of:=IF([.K149]&lt;=12;100;IF([.K149]&gt;=60;100;1))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7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7"/>
        </table:table-row>
        <table:table-row table:style-name="ro1" table:number-rows-repeated="1048413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/>
          <table:table-cell table:style-name="ce21"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33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3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table:number-columns-repeated="3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table:number-columns-repeated="3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3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3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3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3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3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3"/>
          <table:table-cell table:style-name="ce22" table:number-columns-repeated="1008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3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7"/>
        <table:table-column table:style-name="co13" table:number-columns-repeated="2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5" table:number-columns-repeated="3" table:default-cell-style-name="ce67"/>
        <table:table-column table:style-name="co9" table:number-columns-repeated="1015" table:default-cell-style-name="ce67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8" table:formula="of:=[.C2]*8+[.D2]*2+[.E2]*2+[.F2]*4" office:value-type="float" office:value="804" calcext:value-type="float">
            <text:p>804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4]))+10*ISNUMBER(SEARCH(&quot;25%&quot;;[$Feuil1.E4]))" office:value-type="float" office:value="1" calcext:value-type="float">
            <text:p>1</text:p>
          </table:table-cell>
          <table:table-cell table:style-name="ce71" table:formula="of:=IF([$distances.C2]&lt;=12;100;IF([$distances.C2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9" table:formula="of:=[.C3]*8+[.D3]*2+[.E3]*2+[.F3]*4" office:value-type="float" office:value="804" calcext:value-type="float">
            <text:p>80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]))+10*ISNUMBER(SEARCH(&quot;25%&quot;;[$Feuil1.E5]))" office:value-type="float" office:value="1" calcext:value-type="float">
            <text:p>1</text:p>
          </table:table-cell>
          <table:table-cell table:style-name="ce72" table:formula="of:=IF([$distances.C3]&lt;=12;100;IF([$distances.C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8" table:formula="of:=[.C4]*8+[.D4]*2+[.E4]*2+[.F4]*4" office:value-type="float" office:value="102" calcext:value-type="float">
            <text:p>10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6]))+10*ISNUMBER(SEARCH(&quot;25%&quot;;[$Feuil1.E6]))" office:value-type="float" office:value="10" calcext:value-type="float">
            <text:p>10</text:p>
          </table:table-cell>
          <table:table-cell table:style-name="ce71" table:formula="of:=IF([$distances.C4]&lt;=12;100;IF([$distances.C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9" table:formula="of:=[.C5]*8+[.D5]*2+[.E5]*2+[.F5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]))+10*ISNUMBER(SEARCH(&quot;25%&quot;;[$Feuil1.E7]))" office:value-type="float" office:value="1" calcext:value-type="float">
            <text:p>1</text:p>
          </table:table-cell>
          <table:table-cell table:style-name="ce72" table:formula="of:=IF([$distances.C5]&lt;=12;100;IF([$distances.C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8" table:formula="of:=[.C6]*8+[.D6]*2+[.E6]*2+[.F6]*4" office:value-type="float" office:value="102" calcext:value-type="float">
            <text:p>10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8]))+10*ISNUMBER(SEARCH(&quot;25%&quot;;[$Feuil1.E8]))" office:value-type="float" office:value="10" calcext:value-type="float">
            <text:p>10</text:p>
          </table:table-cell>
          <table:table-cell table:style-name="ce71" table:formula="of:=IF([$distances.C6]&lt;=12;100;IF([$distances.C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9" table:formula="of:=[.C7]*8+[.D7]*2+[.E7]*2+[.F7]*4" office:value-type="float" office:value="300" calcext:value-type="float">
            <text:p>30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9]))+10*ISNUMBER(SEARCH(&quot;25%&quot;;[$Feuil1.E9]))" office:value-type="float" office:value="10" calcext:value-type="float">
            <text:p>10</text:p>
          </table:table-cell>
          <table:table-cell table:style-name="ce72" table:formula="of:=IF([$distances.C7]&lt;=12;100;IF([$distances.C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8" table:formula="of:=[.C8]*8+[.D8]*2+[.E8]*2+[.F8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0]))+10*ISNUMBER(SEARCH(&quot;25%&quot;;[$Feuil1.E10]))" office:value-type="float" office:value="10" calcext:value-type="float">
            <text:p>10</text:p>
          </table:table-cell>
          <table:table-cell table:style-name="ce71" table:formula="of:=IF([$distances.C8]&lt;=12;100;IF([$distances.C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9" table:formula="of:=[.C9]*8+[.D9]*2+[.E9]*2+[.F9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]))+10*ISNUMBER(SEARCH(&quot;25%&quot;;[$Feuil1.E11]))" office:value-type="float" office:value="1" calcext:value-type="float">
            <text:p>1</text:p>
          </table:table-cell>
          <table:table-cell table:style-name="ce72" table:formula="of:=IF([$distances.C9]&lt;=12;100;IF([$distances.C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8" table:formula="of:=[.C10]*8+[.D10]*2+[.E10]*2+[.F10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2]))+10*ISNUMBER(SEARCH(&quot;25%&quot;;[$Feuil1.E12]))" office:value-type="float" office:value="10" calcext:value-type="float">
            <text:p>10</text:p>
          </table:table-cell>
          <table:table-cell table:style-name="ce71" table:formula="of:=IF([$distances.C10]&lt;=12;100;IF([$distances.C1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9" table:formula="of:=[.C11]*8+[.D11]*2+[.E11]*2+[.F11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]))+10*ISNUMBER(SEARCH(&quot;25%&quot;;[$Feuil1.E13]))" office:value-type="float" office:value="1" calcext:value-type="float">
            <text:p>1</text:p>
          </table:table-cell>
          <table:table-cell table:style-name="ce72" table:formula="of:=IF([$distances.C11]&lt;=12;100;IF([$distances.C1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8" table:formula="of:=[.C12]*8+[.D12]*2+[.E12]*2+[.F12]*4" office:value-type="float" office:value="282" calcext:value-type="float">
            <text:p>28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14]))+10*ISNUMBER(SEARCH(&quot;25%&quot;;[$Feuil1.E14]))" office:value-type="float" office:value="1" calcext:value-type="float">
            <text:p>1</text:p>
          </table:table-cell>
          <table:table-cell table:style-name="ce71" table:formula="of:=IF([$distances.C12]&lt;=12;100;IF([$distances.C1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9" table:formula="of:=[.C13]*8+[.D13]*2+[.E13]*2+[.F13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5]))+10*ISNUMBER(SEARCH(&quot;25%&quot;;[$Feuil1.E15]))" office:value-type="float" office:value="1" calcext:value-type="float">
            <text:p>1</text:p>
          </table:table-cell>
          <table:table-cell table:style-name="ce72" table:formula="of:=IF([$distances.C13]&lt;=12;100;IF([$distances.C1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8" table:formula="of:=[.C14]*8+[.D14]*2+[.E14]*2+[.F14]*4" office:value-type="float" office:value="1002" calcext:value-type="float">
            <text:p>1,00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6]))+10*ISNUMBER(SEARCH(&quot;25%&quot;;[$Feuil1.E16]))" office:value-type="float" office:value="1" calcext:value-type="float">
            <text:p>1</text:p>
          </table:table-cell>
          <table:table-cell table:style-name="ce71" table:formula="of:=IF([$distances.C14]&lt;=12;100;IF([$distances.C1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9" table:formula="of:=[.C15]*8+[.D15]*2+[.E15]*2+[.F15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7]))+10*ISNUMBER(SEARCH(&quot;25%&quot;;[$Feuil1.E17]))" office:value-type="float" office:value="10" calcext:value-type="float">
            <text:p>10</text:p>
          </table:table-cell>
          <table:table-cell table:style-name="ce72" table:formula="of:=IF([$distances.C15]&lt;=12;100;IF([$distances.C1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8" table:formula="of:=[.C16]*8+[.D16]*2+[.E16]*2+[.F16]*4" office:value-type="float" office:value="804" calcext:value-type="float">
            <text:p>804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8]))+10*ISNUMBER(SEARCH(&quot;25%&quot;;[$Feuil1.E18]))" office:value-type="float" office:value="1" calcext:value-type="float">
            <text:p>1</text:p>
          </table:table-cell>
          <table:table-cell table:style-name="ce71" table:formula="of:=IF([$distances.C16]&lt;=12;100;IF([$distances.C1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69" table:formula="of:=[.C17]*8+[.D17]*2+[.E17]*2+[.F17]*4" office:value-type="float" office:value="300" calcext:value-type="float">
            <text:p>30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9]))+10*ISNUMBER(SEARCH(&quot;25%&quot;;[$Feuil1.E19]))" office:value-type="float" office:value="10" calcext:value-type="float">
            <text:p>10</text:p>
          </table:table-cell>
          <table:table-cell table:style-name="ce72" table:formula="of:=IF([$distances.C17]&lt;=12;100;IF([$distances.C1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8" table:formula="of:=[.C18]*8+[.D18]*2+[.E18]*2+[.F18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20]))+10*ISNUMBER(SEARCH(&quot;25%&quot;;[$Feuil1.E20]))" office:value-type="float" office:value="10" calcext:value-type="float">
            <text:p>10</text:p>
          </table:table-cell>
          <table:table-cell table:style-name="ce71" table:formula="of:=IF([$distances.C18]&lt;=12;100;IF([$distances.C1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9" table:formula="of:=[.C19]*8+[.D19]*2+[.E19]*2+[.F19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21]))+10*ISNUMBER(SEARCH(&quot;25%&quot;;[$Feuil1.E21]))" office:value-type="float" office:value="1" calcext:value-type="float">
            <text:p>1</text:p>
          </table:table-cell>
          <table:table-cell table:style-name="ce72" table:formula="of:=IF([$distances.C19]&lt;=12;100;IF([$distances.C1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8" table:formula="of:=[.C20]*8+[.D20]*2+[.E20]*2+[.F20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22]))+10*ISNUMBER(SEARCH(&quot;25%&quot;;[$Feuil1.E22]))" office:value-type="float" office:value="10" calcext:value-type="float">
            <text:p>10</text:p>
          </table:table-cell>
          <table:table-cell table:style-name="ce71" table:formula="of:=IF([$distances.C20]&lt;=12;100;IF([$distances.C2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69" table:formula="of:=[.C21]*8+[.D21]*2+[.E21]*2+[.F21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3]))+10*ISNUMBER(SEARCH(&quot;25%&quot;;[$Feuil1.E23]))" office:value-type="float" office:value="10" calcext:value-type="float">
            <text:p>10</text:p>
          </table:table-cell>
          <table:table-cell table:style-name="ce72" table:formula="of:=IF([$distances.C21]&lt;=12;100;IF([$distances.C2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8" table:formula="of:=[.C22]*8+[.D22]*2+[.E22]*2+[.F22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24]))+10*ISNUMBER(SEARCH(&quot;25%&quot;;[$Feuil1.E24]))" office:value-type="float" office:value="10" calcext:value-type="float">
            <text:p>10</text:p>
          </table:table-cell>
          <table:table-cell table:style-name="ce71" table:formula="of:=IF([$distances.C22]&lt;=12;100;IF([$distances.C22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69" table:formula="of:=[.C23]*8+[.D23]*2+[.E23]*2+[.F23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25]))+10*ISNUMBER(SEARCH(&quot;25%&quot;;[$Feuil1.E25]))" office:value-type="float" office:value="1" calcext:value-type="float">
            <text:p>1</text:p>
          </table:table-cell>
          <table:table-cell table:style-name="ce72" table:formula="of:=IF([$distances.C23]&lt;=12;100;IF([$distances.C2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8" table:formula="of:=[.C24]*8+[.D24]*2+[.E24]*2+[.F24]*4" office:value-type="float" office:value="804" calcext:value-type="float">
            <text:p>804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26]))+10*ISNUMBER(SEARCH(&quot;25%&quot;;[$Feuil1.E26]))" office:value-type="float" office:value="1" calcext:value-type="float">
            <text:p>1</text:p>
          </table:table-cell>
          <table:table-cell table:style-name="ce71" table:formula="of:=IF([$distances.C24]&lt;=12;100;IF([$distances.C2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69" table:formula="of:=[.C25]*8+[.D25]*2+[.E25]*2+[.F25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27]))+10*ISNUMBER(SEARCH(&quot;25%&quot;;[$Feuil1.E27]))" office:value-type="float" office:value="10" calcext:value-type="float">
            <text:p>10</text:p>
          </table:table-cell>
          <table:table-cell table:style-name="ce72" table:formula="of:=IF([$distances.C25]&lt;=12;100;IF([$distances.C2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8" table:formula="of:=[.C26]*8+[.D26]*2+[.E26]*2+[.F26]*4" office:value-type="float" office:value="84" calcext:value-type="float">
            <text:p>84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28]))+10*ISNUMBER(SEARCH(&quot;25%&quot;;[$Feuil1.E28]))" office:value-type="float" office:value="1" calcext:value-type="float">
            <text:p>1</text:p>
          </table:table-cell>
          <table:table-cell table:style-name="ce71" table:formula="of:=IF([$distances.C26]&lt;=12;100;IF([$distances.C2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69" table:formula="of:=[.C27]*8+[.D27]*2+[.E27]*2+[.F27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29]))+10*ISNUMBER(SEARCH(&quot;25%&quot;;[$Feuil1.E29]))" office:value-type="float" office:value="1" calcext:value-type="float">
            <text:p>1</text:p>
          </table:table-cell>
          <table:table-cell table:style-name="ce72" table:formula="of:=IF([$distances.C27]&lt;=12;100;IF([$distances.C2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8" table:formula="of:=[.C28]*8+[.D28]*2+[.E28]*2+[.F28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30]))+10*ISNUMBER(SEARCH(&quot;25%&quot;;[$Feuil1.E30]))" office:value-type="float" office:value="10" calcext:value-type="float">
            <text:p>10</text:p>
          </table:table-cell>
          <table:table-cell table:style-name="ce71" table:formula="of:=IF([$distances.C28]&lt;=12;100;IF([$distances.C2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69" table:formula="of:=[.C29]*8+[.D29]*2+[.E29]*2+[.F29]*4" office:value-type="float" office:value="300" calcext:value-type="float">
            <text:p>30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31]))+10*ISNUMBER(SEARCH(&quot;25%&quot;;[$Feuil1.E31]))" office:value-type="float" office:value="10" calcext:value-type="float">
            <text:p>10</text:p>
          </table:table-cell>
          <table:table-cell table:style-name="ce72" table:formula="of:=IF([$distances.C29]&lt;=12;100;IF([$distances.C2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8" table:formula="of:=[.C30]*8+[.D30]*2+[.E30]*2+[.F30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32]))+10*ISNUMBER(SEARCH(&quot;25%&quot;;[$Feuil1.E32]))" office:value-type="float" office:value="10" calcext:value-type="float">
            <text:p>10</text:p>
          </table:table-cell>
          <table:table-cell table:style-name="ce71" table:formula="of:=IF([$distances.C30]&lt;=12;100;IF([$distances.C3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69" table:formula="of:=[.C31]*8+[.D31]*2+[.E31]*2+[.F31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3]))+10*ISNUMBER(SEARCH(&quot;25%&quot;;[$Feuil1.E33]))" office:value-type="float" office:value="1" calcext:value-type="float">
            <text:p>1</text:p>
          </table:table-cell>
          <table:table-cell table:style-name="ce72" table:formula="of:=IF([$distances.C31]&lt;=12;100;IF([$distances.C3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8" table:formula="of:=[.C32]*8+[.D32]*2+[.E32]*2+[.F32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34]))+10*ISNUMBER(SEARCH(&quot;25%&quot;;[$Feuil1.E34]))" office:value-type="float" office:value="10" calcext:value-type="float">
            <text:p>10</text:p>
          </table:table-cell>
          <table:table-cell table:style-name="ce71" table:formula="of:=IF([$distances.C32]&lt;=12;100;IF([$distances.C3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69" table:formula="of:=[.C33]*8+[.D33]*2+[.E33]*2+[.F33]*4" office:value-type="float" office:value="282" calcext:value-type="float">
            <text:p>28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35]))+10*ISNUMBER(SEARCH(&quot;25%&quot;;[$Feuil1.E35]))" office:value-type="float" office:value="1" calcext:value-type="float">
            <text:p>1</text:p>
          </table:table-cell>
          <table:table-cell table:style-name="ce72" table:formula="of:=IF([$distances.C33]&lt;=12;100;IF([$distances.C3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8" table:formula="of:=[.C34]*8+[.D34]*2+[.E34]*2+[.F34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36]))+10*ISNUMBER(SEARCH(&quot;25%&quot;;[$Feuil1.E36]))" office:value-type="float" office:value="1" calcext:value-type="float">
            <text:p>1</text:p>
          </table:table-cell>
          <table:table-cell table:style-name="ce71" table:formula="of:=IF([$distances.C34]&lt;=12;100;IF([$distances.C3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69" table:formula="of:=[.C35]*8+[.D35]*2+[.E35]*2+[.F35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37]))+10*ISNUMBER(SEARCH(&quot;25%&quot;;[$Feuil1.E37]))" office:value-type="float" office:value="1" calcext:value-type="float">
            <text:p>1</text:p>
          </table:table-cell>
          <table:table-cell table:style-name="ce72" table:formula="of:=IF([$distances.C35]&lt;=12;100;IF([$distances.C3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8" table:formula="of:=[.C36]*8+[.D36]*2+[.E36]*2+[.F36]*4" office:value-type="float" office:value="282" calcext:value-type="float">
            <text:p>28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38]))+10*ISNUMBER(SEARCH(&quot;25%&quot;;[$Feuil1.E38]))" office:value-type="float" office:value="1" calcext:value-type="float">
            <text:p>1</text:p>
          </table:table-cell>
          <table:table-cell table:style-name="ce71" table:formula="of:=IF([$distances.C36]&lt;=12;100;IF([$distances.C3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69" table:formula="of:=[.C37]*8+[.D37]*2+[.E37]*2+[.F37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39]))+10*ISNUMBER(SEARCH(&quot;25%&quot;;[$Feuil1.E39]))" office:value-type="float" office:value="10" calcext:value-type="float">
            <text:p>10</text:p>
          </table:table-cell>
          <table:table-cell table:style-name="ce72" table:formula="of:=IF([$distances.C37]&lt;=12;100;IF([$distances.C3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8" table:formula="of:=[.C38]*8+[.D38]*2+[.E38]*2+[.F38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40]))+10*ISNUMBER(SEARCH(&quot;25%&quot;;[$Feuil1.E40]))" office:value-type="float" office:value="1" calcext:value-type="float">
            <text:p>1</text:p>
          </table:table-cell>
          <table:table-cell table:style-name="ce71" table:formula="of:=IF([$distances.C38]&lt;=12;100;IF([$distances.C38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69" table:formula="of:=[.C39]*8+[.D39]*2+[.E39]*2+[.F39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1]))+10*ISNUMBER(SEARCH(&quot;25%&quot;;[$Feuil1.E41]))" office:value-type="float" office:value="1" calcext:value-type="float">
            <text:p>1</text:p>
          </table:table-cell>
          <table:table-cell table:style-name="ce72" table:formula="of:=IF([$distances.C39]&lt;=12;100;IF([$distances.C3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8" table:formula="of:=[.C40]*8+[.D40]*2+[.E40]*2+[.F40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42]))+10*ISNUMBER(SEARCH(&quot;25%&quot;;[$Feuil1.E42]))" office:value-type="float" office:value="10" calcext:value-type="float">
            <text:p>10</text:p>
          </table:table-cell>
          <table:table-cell table:style-name="ce71" table:formula="of:=IF([$distances.C40]&lt;=12;100;IF([$distances.C4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69" table:formula="of:=[.C41]*8+[.D41]*2+[.E41]*2+[.F41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3]))+10*ISNUMBER(SEARCH(&quot;25%&quot;;[$Feuil1.E43]))" office:value-type="float" office:value="10" calcext:value-type="float">
            <text:p>10</text:p>
          </table:table-cell>
          <table:table-cell table:style-name="ce72" table:formula="of:=IF([$distances.C41]&lt;=12;100;IF([$distances.C4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8" table:formula="of:=[.C42]*8+[.D42]*2+[.E42]*2+[.F42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44]))+10*ISNUMBER(SEARCH(&quot;25%&quot;;[$Feuil1.E44]))" office:value-type="float" office:value="10" calcext:value-type="float">
            <text:p>10</text:p>
          </table:table-cell>
          <table:table-cell table:style-name="ce71" table:formula="of:=IF([$distances.C42]&lt;=12;100;IF([$distances.C4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69" table:formula="of:=[.C43]*8+[.D43]*2+[.E43]*2+[.F43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5]))+10*ISNUMBER(SEARCH(&quot;25%&quot;;[$Feuil1.E45]))" office:value-type="float" office:value="10" calcext:value-type="float">
            <text:p>10</text:p>
          </table:table-cell>
          <table:table-cell table:style-name="ce72" table:formula="of:=IF([$distances.C43]&lt;=12;100;IF([$distances.C4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8" table:formula="of:=[.C44]*8+[.D44]*2+[.E44]*2+[.F44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46]))+10*ISNUMBER(SEARCH(&quot;25%&quot;;[$Feuil1.E46]))" office:value-type="float" office:value="10" calcext:value-type="float">
            <text:p>10</text:p>
          </table:table-cell>
          <table:table-cell table:style-name="ce71" table:formula="of:=IF([$distances.C44]&lt;=12;100;IF([$distances.C4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69" table:formula="of:=[.C45]*8+[.D45]*2+[.E45]*2+[.F45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7]))+10*ISNUMBER(SEARCH(&quot;25%&quot;;[$Feuil1.E47]))" office:value-type="float" office:value="10" calcext:value-type="float">
            <text:p>10</text:p>
          </table:table-cell>
          <table:table-cell table:style-name="ce72" table:formula="of:=IF([$distances.C45]&lt;=12;100;IF([$distances.C4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8" table:formula="of:=[.C46]*8+[.D46]*2+[.E46]*2+[.F46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48]))+10*ISNUMBER(SEARCH(&quot;25%&quot;;[$Feuil1.E48]))" office:value-type="float" office:value="10" calcext:value-type="float">
            <text:p>10</text:p>
          </table:table-cell>
          <table:table-cell table:style-name="ce71" table:formula="of:=IF([$distances.C46]&lt;=12;100;IF([$distances.C4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69" table:formula="of:=[.C47]*8+[.D47]*2+[.E47]*2+[.F47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49]))+10*ISNUMBER(SEARCH(&quot;25%&quot;;[$Feuil1.E49]))" office:value-type="float" office:value="10" calcext:value-type="float">
            <text:p>10</text:p>
          </table:table-cell>
          <table:table-cell table:style-name="ce72" table:formula="of:=IF([$distances.C47]&lt;=12;100;IF([$distances.C4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8" table:formula="of:=[.C48]*8+[.D48]*2+[.E48]*2+[.F48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50]))+10*ISNUMBER(SEARCH(&quot;25%&quot;;[$Feuil1.E50]))" office:value-type="float" office:value="10" calcext:value-type="float">
            <text:p>10</text:p>
          </table:table-cell>
          <table:table-cell table:style-name="ce71" table:formula="of:=IF([$distances.C48]&lt;=12;100;IF([$distances.C4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69" table:formula="of:=[.C49]*8+[.D49]*2+[.E49]*2+[.F49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1]))+10*ISNUMBER(SEARCH(&quot;25%&quot;;[$Feuil1.E51]))" office:value-type="float" office:value="10" calcext:value-type="float">
            <text:p>10</text:p>
          </table:table-cell>
          <table:table-cell table:style-name="ce72" table:formula="of:=IF([$distances.C49]&lt;=12;100;IF([$distances.C4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8" table:formula="of:=[.C50]*8+[.D50]*2+[.E50]*2+[.F50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52]))+10*ISNUMBER(SEARCH(&quot;25%&quot;;[$Feuil1.E52]))" office:value-type="float" office:value="10" calcext:value-type="float">
            <text:p>10</text:p>
          </table:table-cell>
          <table:table-cell table:style-name="ce71" table:formula="of:=IF([$distances.C50]&lt;=12;100;IF([$distances.C5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69" table:formula="of:=[.C51]*8+[.D51]*2+[.E51]*2+[.F51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3]))+10*ISNUMBER(SEARCH(&quot;25%&quot;;[$Feuil1.E53]))" office:value-type="float" office:value="10" calcext:value-type="float">
            <text:p>10</text:p>
          </table:table-cell>
          <table:table-cell table:style-name="ce72" table:formula="of:=IF([$distances.C51]&lt;=12;100;IF([$distances.C5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8" table:formula="of:=[.C52]*8+[.D52]*2+[.E52]*2+[.F52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54]))+10*ISNUMBER(SEARCH(&quot;25%&quot;;[$Feuil1.E54]))" office:value-type="float" office:value="10" calcext:value-type="float">
            <text:p>10</text:p>
          </table:table-cell>
          <table:table-cell table:style-name="ce71" table:formula="of:=IF([$distances.C52]&lt;=12;100;IF([$distances.C5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69" table:formula="of:=[.C53]*8+[.D53]*2+[.E53]*2+[.F53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5]))+10*ISNUMBER(SEARCH(&quot;25%&quot;;[$Feuil1.E55]))" office:value-type="float" office:value="10" calcext:value-type="float">
            <text:p>10</text:p>
          </table:table-cell>
          <table:table-cell table:style-name="ce72" table:formula="of:=IF([$distances.C53]&lt;=12;100;IF([$distances.C5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8" table:formula="of:=[.C54]*8+[.D54]*2+[.E54]*2+[.F54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56]))+10*ISNUMBER(SEARCH(&quot;25%&quot;;[$Feuil1.E56]))" office:value-type="float" office:value="10" calcext:value-type="float">
            <text:p>10</text:p>
          </table:table-cell>
          <table:table-cell table:style-name="ce71" table:formula="of:=IF([$distances.C54]&lt;=12;100;IF([$distances.C5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69" table:formula="of:=[.C55]*8+[.D55]*2+[.E55]*2+[.F55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7]))+10*ISNUMBER(SEARCH(&quot;25%&quot;;[$Feuil1.E57]))" office:value-type="float" office:value="1" calcext:value-type="float">
            <text:p>1</text:p>
          </table:table-cell>
          <table:table-cell table:style-name="ce72" table:formula="of:=IF([$distances.C55]&lt;=12;100;IF([$distances.C5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8" table:formula="of:=[.C56]*8+[.D56]*2+[.E56]*2+[.F56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58]))+10*ISNUMBER(SEARCH(&quot;25%&quot;;[$Feuil1.E58]))" office:value-type="float" office:value="10" calcext:value-type="float">
            <text:p>10</text:p>
          </table:table-cell>
          <table:table-cell table:style-name="ce71" table:formula="of:=IF([$distances.C56]&lt;=12;100;IF([$distances.C5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69" table:formula="of:=[.C57]*8+[.D57]*2+[.E57]*2+[.F57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59]))+10*ISNUMBER(SEARCH(&quot;25%&quot;;[$Feuil1.E59]))" office:value-type="float" office:value="10" calcext:value-type="float">
            <text:p>10</text:p>
          </table:table-cell>
          <table:table-cell table:style-name="ce72" table:formula="of:=IF([$distances.C57]&lt;=12;100;IF([$distances.C5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8" table:formula="of:=[.C58]*8+[.D58]*2+[.E58]*2+[.F58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60]))+10*ISNUMBER(SEARCH(&quot;25%&quot;;[$Feuil1.E60]))" office:value-type="float" office:value="1" calcext:value-type="float">
            <text:p>1</text:p>
          </table:table-cell>
          <table:table-cell table:style-name="ce71" table:formula="of:=IF([$distances.C58]&lt;=12;100;IF([$distances.C5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69" table:formula="of:=[.C59]*8+[.D59]*2+[.E59]*2+[.F59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1]))+10*ISNUMBER(SEARCH(&quot;25%&quot;;[$Feuil1.E61]))" office:value-type="float" office:value="1" calcext:value-type="float">
            <text:p>1</text:p>
          </table:table-cell>
          <table:table-cell table:style-name="ce72" table:formula="of:=IF([$distances.C59]&lt;=12;100;IF([$distances.C5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8" table:formula="of:=[.C60]*8+[.D60]*2+[.E60]*2+[.F60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62]))+10*ISNUMBER(SEARCH(&quot;25%&quot;;[$Feuil1.E62]))" office:value-type="float" office:value="1" calcext:value-type="float">
            <text:p>1</text:p>
          </table:table-cell>
          <table:table-cell table:style-name="ce71" table:formula="of:=IF([$distances.C60]&lt;=12;100;IF([$distances.C6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69" table:formula="of:=[.C61]*8+[.D61]*2+[.E61]*2+[.F61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63]))+10*ISNUMBER(SEARCH(&quot;25%&quot;;[$Feuil1.E63]))" office:value-type="float" office:value="1" calcext:value-type="float">
            <text:p>1</text:p>
          </table:table-cell>
          <table:table-cell table:style-name="ce72" table:formula="of:=IF([$distances.C61]&lt;=12;100;IF([$distances.C6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8" table:formula="of:=[.C62]*8+[.D62]*2+[.E62]*2+[.F62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64]))+10*ISNUMBER(SEARCH(&quot;25%&quot;;[$Feuil1.E64]))" office:value-type="float" office:value="1" calcext:value-type="float">
            <text:p>1</text:p>
          </table:table-cell>
          <table:table-cell table:style-name="ce71" table:formula="of:=IF([$distances.C62]&lt;=12;100;IF([$distances.C6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69" table:formula="of:=[.C63]*8+[.D63]*2+[.E63]*2+[.F63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65]))+10*ISNUMBER(SEARCH(&quot;25%&quot;;[$Feuil1.E65]))" office:value-type="float" office:value="10" calcext:value-type="float">
            <text:p>10</text:p>
          </table:table-cell>
          <table:table-cell table:style-name="ce72" table:formula="of:=IF([$distances.C63]&lt;=12;100;IF([$distances.C6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8" table:formula="of:=[.C64]*8+[.D64]*2+[.E64]*2+[.F64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66]))+10*ISNUMBER(SEARCH(&quot;25%&quot;;[$Feuil1.E66]))" office:value-type="float" office:value="1" calcext:value-type="float">
            <text:p>1</text:p>
          </table:table-cell>
          <table:table-cell table:style-name="ce71" table:formula="of:=IF([$distances.C64]&lt;=12;100;IF([$distances.C6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69" table:formula="of:=[.C65]*8+[.D65]*2+[.E65]*2+[.F65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67]))+10*ISNUMBER(SEARCH(&quot;25%&quot;;[$Feuil1.E67]))" office:value-type="float" office:value="1" calcext:value-type="float">
            <text:p>1</text:p>
          </table:table-cell>
          <table:table-cell table:style-name="ce72" table:formula="of:=IF([$distances.C65]&lt;=12;100;IF([$distances.C6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8" table:formula="of:=[.C66]*8+[.D66]*2+[.E66]*2+[.F66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68]))+10*ISNUMBER(SEARCH(&quot;25%&quot;;[$Feuil1.E68]))" office:value-type="float" office:value="10" calcext:value-type="float">
            <text:p>10</text:p>
          </table:table-cell>
          <table:table-cell table:style-name="ce71" table:formula="of:=IF([$distances.C66]&lt;=12;100;IF([$distances.C6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69" table:formula="of:=[.C67]*8+[.D67]*2+[.E67]*2+[.F67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69]))+10*ISNUMBER(SEARCH(&quot;25%&quot;;[$Feuil1.E69]))" office:value-type="float" office:value="1" calcext:value-type="float">
            <text:p>1</text:p>
          </table:table-cell>
          <table:table-cell table:style-name="ce72" table:formula="of:=IF([$distances.C67]&lt;=12;100;IF([$distances.C6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8" table:formula="of:=[.C68]*8+[.D68]*2+[.E68]*2+[.F68]*4" office:value-type="float" office:value="282" calcext:value-type="float">
            <text:p>28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70]))+10*ISNUMBER(SEARCH(&quot;25%&quot;;[$Feuil1.E70]))" office:value-type="float" office:value="1" calcext:value-type="float">
            <text:p>1</text:p>
          </table:table-cell>
          <table:table-cell table:style-name="ce71" table:formula="of:=IF([$distances.C68]&lt;=12;100;IF([$distances.C6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69" table:formula="of:=[.C69]*8+[.D69]*2+[.E69]*2+[.F69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1]))+10*ISNUMBER(SEARCH(&quot;25%&quot;;[$Feuil1.E71]))" office:value-type="float" office:value="10" calcext:value-type="float">
            <text:p>10</text:p>
          </table:table-cell>
          <table:table-cell table:style-name="ce72" table:formula="of:=IF([$distances.C69]&lt;=12;100;IF([$distances.C6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8" table:formula="of:=[.C70]*8+[.D70]*2+[.E70]*2+[.F70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72]))+10*ISNUMBER(SEARCH(&quot;25%&quot;;[$Feuil1.E72]))" office:value-type="float" office:value="10" calcext:value-type="float">
            <text:p>10</text:p>
          </table:table-cell>
          <table:table-cell table:style-name="ce71" table:formula="of:=IF([$distances.C70]&lt;=12;100;IF([$distances.C7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69" table:formula="of:=[.C71]*8+[.D71]*2+[.E71]*2+[.F71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3]))+10*ISNUMBER(SEARCH(&quot;25%&quot;;[$Feuil1.E73]))" office:value-type="float" office:value="10" calcext:value-type="float">
            <text:p>10</text:p>
          </table:table-cell>
          <table:table-cell table:style-name="ce72" table:formula="of:=IF([$distances.C71]&lt;=12;100;IF([$distances.C7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8" table:formula="of:=[.C72]*8+[.D72]*2+[.E72]*2+[.F72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74]))+10*ISNUMBER(SEARCH(&quot;25%&quot;;[$Feuil1.E74]))" office:value-type="float" office:value="10" calcext:value-type="float">
            <text:p>10</text:p>
          </table:table-cell>
          <table:table-cell table:style-name="ce71" table:formula="of:=IF([$distances.C72]&lt;=12;100;IF([$distances.C7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69" table:formula="of:=[.C73]*8+[.D73]*2+[.E73]*2+[.F73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5]))+10*ISNUMBER(SEARCH(&quot;25%&quot;;[$Feuil1.E75]))" office:value-type="float" office:value="10" calcext:value-type="float">
            <text:p>10</text:p>
          </table:table-cell>
          <table:table-cell table:style-name="ce72" table:formula="of:=IF([$distances.C73]&lt;=12;100;IF([$distances.C7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8" table:formula="of:=[.C74]*8+[.D74]*2+[.E74]*2+[.F74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76]))+10*ISNUMBER(SEARCH(&quot;25%&quot;;[$Feuil1.E76]))" office:value-type="float" office:value="10" calcext:value-type="float">
            <text:p>10</text:p>
          </table:table-cell>
          <table:table-cell table:style-name="ce71" table:formula="of:=IF([$distances.C74]&lt;=12;100;IF([$distances.C7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69" table:formula="of:=[.C75]*8+[.D75]*2+[.E75]*2+[.F75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77]))+10*ISNUMBER(SEARCH(&quot;25%&quot;;[$Feuil1.E77]))" office:value-type="float" office:value="10" calcext:value-type="float">
            <text:p>10</text:p>
          </table:table-cell>
          <table:table-cell table:style-name="ce72" table:formula="of:=IF([$distances.C75]&lt;=12;100;IF([$distances.C7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8" table:formula="of:=[.C76]*8+[.D76]*2+[.E76]*2+[.F76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78]))+10*ISNUMBER(SEARCH(&quot;25%&quot;;[$Feuil1.E78]))" office:value-type="float" office:value="10" calcext:value-type="float">
            <text:p>10</text:p>
          </table:table-cell>
          <table:table-cell table:style-name="ce71" table:formula="of:=IF([$distances.C76]&lt;=12;100;IF([$distances.C7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69" table:formula="of:=[.C77]*8+[.D77]*2+[.E77]*2+[.F77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79]))+10*ISNUMBER(SEARCH(&quot;25%&quot;;[$Feuil1.E79]))" office:value-type="float" office:value="10" calcext:value-type="float">
            <text:p>10</text:p>
          </table:table-cell>
          <table:table-cell table:style-name="ce72" table:formula="of:=IF([$distances.C77]&lt;=12;100;IF([$distances.C7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8" table:formula="of:=[.C78]*8+[.D78]*2+[.E78]*2+[.F78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80]))+10*ISNUMBER(SEARCH(&quot;25%&quot;;[$Feuil1.E80]))" office:value-type="float" office:value="1" calcext:value-type="float">
            <text:p>1</text:p>
          </table:table-cell>
          <table:table-cell table:style-name="ce71" table:formula="of:=IF([$distances.C78]&lt;=12;100;IF([$distances.C7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69" table:formula="of:=[.C79]*8+[.D79]*2+[.E79]*2+[.F79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1]))+10*ISNUMBER(SEARCH(&quot;25%&quot;;[$Feuil1.E81]))" office:value-type="float" office:value="1" calcext:value-type="float">
            <text:p>1</text:p>
          </table:table-cell>
          <table:table-cell table:style-name="ce72" table:formula="of:=IF([$distances.C79]&lt;=12;100;IF([$distances.C7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8" table:formula="of:=[.C80]*8+[.D80]*2+[.E80]*2+[.F80]*4" office:value-type="float" office:value="102" calcext:value-type="float">
            <text:p>10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82]))+10*ISNUMBER(SEARCH(&quot;25%&quot;;[$Feuil1.E82]))" office:value-type="float" office:value="10" calcext:value-type="float">
            <text:p>10</text:p>
          </table:table-cell>
          <table:table-cell table:style-name="ce71" table:formula="of:=IF([$distances.C80]&lt;=12;100;IF([$distances.C8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69" table:formula="of:=[.C81]*8+[.D81]*2+[.E81]*2+[.F81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3]))+10*ISNUMBER(SEARCH(&quot;25%&quot;;[$Feuil1.E83]))" office:value-type="float" office:value="1" calcext:value-type="float">
            <text:p>1</text:p>
          </table:table-cell>
          <table:table-cell table:style-name="ce72" table:formula="of:=IF([$distances.C81]&lt;=12;100;IF([$distances.C8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8" table:formula="of:=[.C82]*8+[.D82]*2+[.E82]*2+[.F82]*4" office:value-type="float" office:value="282" calcext:value-type="float">
            <text:p>282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84]))+10*ISNUMBER(SEARCH(&quot;25%&quot;;[$Feuil1.E84]))" office:value-type="float" office:value="1" calcext:value-type="float">
            <text:p>1</text:p>
          </table:table-cell>
          <table:table-cell table:style-name="ce71" table:formula="of:=IF([$distances.C82]&lt;=12;100;IF([$distances.C8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69" table:formula="of:=[.C83]*8+[.D83]*2+[.E83]*2+[.F83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85]))+10*ISNUMBER(SEARCH(&quot;25%&quot;;[$Feuil1.E85]))" office:value-type="float" office:value="1" calcext:value-type="float">
            <text:p>1</text:p>
          </table:table-cell>
          <table:table-cell table:style-name="ce72" table:formula="of:=IF([$distances.C83]&lt;=12;100;IF([$distances.C8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8" table:formula="of:=[.C84]*8+[.D84]*2+[.E84]*2+[.F84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86]))+10*ISNUMBER(SEARCH(&quot;25%&quot;;[$Feuil1.E86]))" office:value-type="float" office:value="10" calcext:value-type="float">
            <text:p>10</text:p>
          </table:table-cell>
          <table:table-cell table:style-name="ce71" table:formula="of:=IF([$distances.C84]&lt;=12;100;IF([$distances.C8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69" table:formula="of:=[.C85]*8+[.D85]*2+[.E85]*2+[.F85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7]))+10*ISNUMBER(SEARCH(&quot;25%&quot;;[$Feuil1.E87]))" office:value-type="float" office:value="10" calcext:value-type="float">
            <text:p>10</text:p>
          </table:table-cell>
          <table:table-cell table:style-name="ce72" table:formula="of:=IF([$distances.C85]&lt;=12;100;IF([$distances.C8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8" table:formula="of:=[.C86]*8+[.D86]*2+[.E86]*2+[.F86]*4" office:value-type="float" office:value="1002" calcext:value-type="float">
            <text:p>1,00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88]))+10*ISNUMBER(SEARCH(&quot;25%&quot;;[$Feuil1.E88]))" office:value-type="float" office:value="1" calcext:value-type="float">
            <text:p>1</text:p>
          </table:table-cell>
          <table:table-cell table:style-name="ce71" table:formula="of:=IF([$distances.C86]&lt;=12;100;IF([$distances.C8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69" table:formula="of:=[.C87]*8+[.D87]*2+[.E87]*2+[.F87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89]))+10*ISNUMBER(SEARCH(&quot;25%&quot;;[$Feuil1.E89]))" office:value-type="float" office:value="10" calcext:value-type="float">
            <text:p>10</text:p>
          </table:table-cell>
          <table:table-cell table:style-name="ce72" table:formula="of:=IF([$distances.C87]&lt;=12;100;IF([$distances.C8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8" table:formula="of:=[.C88]*8+[.D88]*2+[.E88]*2+[.F88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90]))+10*ISNUMBER(SEARCH(&quot;25%&quot;;[$Feuil1.E90]))" office:value-type="float" office:value="10" calcext:value-type="float">
            <text:p>10</text:p>
          </table:table-cell>
          <table:table-cell table:style-name="ce71" table:formula="of:=IF([$distances.C88]&lt;=12;100;IF([$distances.C8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69" table:formula="of:=[.C89]*8+[.D89]*2+[.E89]*2+[.F89]*4" office:value-type="float" office:value="1002" calcext:value-type="float">
            <text:p>1,00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91]))+10*ISNUMBER(SEARCH(&quot;25%&quot;;[$Feuil1.E91]))" office:value-type="float" office:value="1" calcext:value-type="float">
            <text:p>1</text:p>
          </table:table-cell>
          <table:table-cell table:style-name="ce72" table:formula="of:=IF([$distances.C89]&lt;=12;100;IF([$distances.C8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8" table:formula="of:=[.C90]*8+[.D90]*2+[.E90]*2+[.F90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92]))+10*ISNUMBER(SEARCH(&quot;25%&quot;;[$Feuil1.E92]))" office:value-type="float" office:value="10" calcext:value-type="float">
            <text:p>10</text:p>
          </table:table-cell>
          <table:table-cell table:style-name="ce71" table:formula="of:=IF([$distances.C90]&lt;=12;100;IF([$distances.C9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69" table:formula="of:=[.C91]*8+[.D91]*2+[.E91]*2+[.F91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93]))+10*ISNUMBER(SEARCH(&quot;25%&quot;;[$Feuil1.E93]))" office:value-type="float" office:value="10" calcext:value-type="float">
            <text:p>10</text:p>
          </table:table-cell>
          <table:table-cell table:style-name="ce72" table:formula="of:=IF([$distances.C91]&lt;=12;100;IF([$distances.C91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8" table:formula="of:=[.C92]*8+[.D92]*2+[.E92]*2+[.F92]*4" office:value-type="float" office:value="84" calcext:value-type="float">
            <text:p>84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94]))+10*ISNUMBER(SEARCH(&quot;25%&quot;;[$Feuil1.E94]))" office:value-type="float" office:value="1" calcext:value-type="float">
            <text:p>1</text:p>
          </table:table-cell>
          <table:table-cell table:style-name="ce71" table:formula="of:=IF([$distances.C92]&lt;=12;100;IF([$distances.C92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69" table:formula="of:=[.C93]*8+[.D93]*2+[.E93]*2+[.F93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5]))+10*ISNUMBER(SEARCH(&quot;25%&quot;;[$Feuil1.E95]))" office:value-type="float" office:value="1" calcext:value-type="float">
            <text:p>1</text:p>
          </table:table-cell>
          <table:table-cell table:style-name="ce72" table:formula="of:=IF([$distances.C93]&lt;=12;100;IF([$distances.C9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8" table:formula="of:=[.C94]*8+[.D94]*2+[.E94]*2+[.F94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96]))+10*ISNUMBER(SEARCH(&quot;25%&quot;;[$Feuil1.E96]))" office:value-type="float" office:value="1" calcext:value-type="float">
            <text:p>1</text:p>
          </table:table-cell>
          <table:table-cell table:style-name="ce71" table:formula="of:=IF([$distances.C94]&lt;=12;100;IF([$distances.C9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69" table:formula="of:=[.C95]*8+[.D95]*2+[.E95]*2+[.F95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7]))+10*ISNUMBER(SEARCH(&quot;25%&quot;;[$Feuil1.E97]))" office:value-type="float" office:value="1" calcext:value-type="float">
            <text:p>1</text:p>
          </table:table-cell>
          <table:table-cell table:style-name="ce72" table:formula="of:=IF([$distances.C95]&lt;=12;100;IF([$distances.C9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8" table:formula="of:=[.C96]*8+[.D96]*2+[.E96]*2+[.F96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98]))+10*ISNUMBER(SEARCH(&quot;25%&quot;;[$Feuil1.E98]))" office:value-type="float" office:value="1" calcext:value-type="float">
            <text:p>1</text:p>
          </table:table-cell>
          <table:table-cell table:style-name="ce71" table:formula="of:=IF([$distances.C96]&lt;=12;100;IF([$distances.C9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69" table:formula="of:=[.C97]*8+[.D97]*2+[.E97]*2+[.F97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99]))+10*ISNUMBER(SEARCH(&quot;25%&quot;;[$Feuil1.E99]))" office:value-type="float" office:value="10" calcext:value-type="float">
            <text:p>10</text:p>
          </table:table-cell>
          <table:table-cell table:style-name="ce72" table:formula="of:=IF([$distances.C97]&lt;=12;100;IF([$distances.C9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8" table:formula="of:=[.C98]*8+[.D98]*2+[.E98]*2+[.F98]*4" office:value-type="float" office:value="84" calcext:value-type="float">
            <text:p>84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100]))+10*ISNUMBER(SEARCH(&quot;25%&quot;;[$Feuil1.E100]))" office:value-type="float" office:value="1" calcext:value-type="float">
            <text:p>1</text:p>
          </table:table-cell>
          <table:table-cell table:style-name="ce71" table:formula="of:=IF([$distances.C98]&lt;=12;100;IF([$distances.C98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69" table:formula="of:=[.C99]*8+[.D99]*2+[.E99]*2+[.F99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1]))+10*ISNUMBER(SEARCH(&quot;25%&quot;;[$Feuil1.E101]))" office:value-type="float" office:value="1" calcext:value-type="float">
            <text:p>1</text:p>
          </table:table-cell>
          <table:table-cell table:style-name="ce72" table:formula="of:=IF([$distances.C99]&lt;=12;100;IF([$distances.C99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8" table:formula="of:=[.C100]*8+[.D100]*2+[.E100]*2+[.F100]*4" office:value-type="float" office:value="84" calcext:value-type="float">
            <text:p>84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102]))+10*ISNUMBER(SEARCH(&quot;25%&quot;;[$Feuil1.E102]))" office:value-type="float" office:value="1" calcext:value-type="float">
            <text:p>1</text:p>
          </table:table-cell>
          <table:table-cell table:style-name="ce71" table:formula="of:=IF([$distances.C100]&lt;=12;100;IF([$distances.C10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69" table:formula="of:=[.C101]*8+[.D101]*2+[.E101]*2+[.F101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3]))+10*ISNUMBER(SEARCH(&quot;25%&quot;;[$Feuil1.E103]))" office:value-type="float" office:value="10" calcext:value-type="float">
            <text:p>10</text:p>
          </table:table-cell>
          <table:table-cell table:style-name="ce72" table:formula="of:=IF([$distances.C101]&lt;=12;100;IF([$distances.C10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8" table:formula="of:=[.C102]*8+[.D102]*2+[.E102]*2+[.F102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04]))+10*ISNUMBER(SEARCH(&quot;25%&quot;;[$Feuil1.E104]))" office:value-type="float" office:value="10" calcext:value-type="float">
            <text:p>10</text:p>
          </table:table-cell>
          <table:table-cell table:style-name="ce71" table:formula="of:=IF([$distances.C102]&lt;=12;100;IF([$distances.C10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69" table:formula="of:=[.C103]*8+[.D103]*2+[.E103]*2+[.F103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5]))+10*ISNUMBER(SEARCH(&quot;25%&quot;;[$Feuil1.E105]))" office:value-type="float" office:value="1" calcext:value-type="float">
            <text:p>1</text:p>
          </table:table-cell>
          <table:table-cell table:style-name="ce72" table:formula="of:=IF([$distances.C103]&lt;=12;100;IF([$distances.C10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8" table:formula="of:=[.C104]*8+[.D104]*2+[.E104]*2+[.F104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06]))+10*ISNUMBER(SEARCH(&quot;25%&quot;;[$Feuil1.E106]))" office:value-type="float" office:value="10" calcext:value-type="float">
            <text:p>10</text:p>
          </table:table-cell>
          <table:table-cell table:style-name="ce71" table:formula="of:=IF([$distances.C104]&lt;=12;100;IF([$distances.C10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69" table:formula="of:=[.C105]*8+[.D105]*2+[.E105]*2+[.F105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07]))+10*ISNUMBER(SEARCH(&quot;25%&quot;;[$Feuil1.E107]))" office:value-type="float" office:value="10" calcext:value-type="float">
            <text:p>10</text:p>
          </table:table-cell>
          <table:table-cell table:style-name="ce72" table:formula="of:=IF([$distances.C105]&lt;=12;100;IF([$distances.C10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8" table:formula="of:=[.C106]*8+[.D106]*2+[.E106]*2+[.F106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08]))+10*ISNUMBER(SEARCH(&quot;25%&quot;;[$Feuil1.E108]))" office:value-type="float" office:value="10" calcext:value-type="float">
            <text:p>10</text:p>
          </table:table-cell>
          <table:table-cell table:style-name="ce71" table:formula="of:=IF([$distances.C106]&lt;=12;100;IF([$distances.C10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69" table:formula="of:=[.C107]*8+[.D107]*2+[.E107]*2+[.F107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09]))+10*ISNUMBER(SEARCH(&quot;25%&quot;;[$Feuil1.E109]))" office:value-type="float" office:value="1" calcext:value-type="float">
            <text:p>1</text:p>
          </table:table-cell>
          <table:table-cell table:style-name="ce72" table:formula="of:=IF([$distances.C107]&lt;=12;100;IF([$distances.C107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8" table:formula="of:=[.C108]*8+[.D108]*2+[.E108]*2+[.F108]*4" office:value-type="float" office:value="30" calcext:value-type="float">
            <text:p>3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10]))+10*ISNUMBER(SEARCH(&quot;25%&quot;;[$Feuil1.E110]))" office:value-type="float" office:value="10" calcext:value-type="float">
            <text:p>10</text:p>
          </table:table-cell>
          <table:table-cell table:style-name="ce71" table:formula="of:=IF([$distances.C108]&lt;=12;100;IF([$distances.C108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69" table:formula="of:=[.C109]*8+[.D109]*2+[.E109]*2+[.F109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1]))+10*ISNUMBER(SEARCH(&quot;25%&quot;;[$Feuil1.E111]))" office:value-type="float" office:value="10" calcext:value-type="float">
            <text:p>10</text:p>
          </table:table-cell>
          <table:table-cell table:style-name="ce72" table:formula="of:=IF([$distances.C109]&lt;=12;100;IF([$distances.C109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8" table:formula="of:=[.C110]*8+[.D110]*2+[.E110]*2+[.F110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12]))+10*ISNUMBER(SEARCH(&quot;25%&quot;;[$Feuil1.E112]))" office:value-type="float" office:value="1" calcext:value-type="float">
            <text:p>1</text:p>
          </table:table-cell>
          <table:table-cell table:style-name="ce71" table:formula="of:=IF([$distances.C110]&lt;=12;100;IF([$distances.C11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69" table:formula="of:=[.C111]*8+[.D111]*2+[.E111]*2+[.F111]*4" office:value-type="float" office:value="300" calcext:value-type="float">
            <text:p>30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13]))+10*ISNUMBER(SEARCH(&quot;25%&quot;;[$Feuil1.E113]))" office:value-type="float" office:value="10" calcext:value-type="float">
            <text:p>10</text:p>
          </table:table-cell>
          <table:table-cell table:style-name="ce72" table:formula="of:=IF([$distances.C111]&lt;=12;100;IF([$distances.C11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8" table:formula="of:=[.C112]*8+[.D112]*2+[.E112]*2+[.F112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14]))+10*ISNUMBER(SEARCH(&quot;25%&quot;;[$Feuil1.E114]))" office:value-type="float" office:value="1" calcext:value-type="float">
            <text:p>1</text:p>
          </table:table-cell>
          <table:table-cell table:style-name="ce71" table:formula="of:=IF([$distances.C112]&lt;=12;100;IF([$distances.C112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69" table:formula="of:=[.C113]*8+[.D113]*2+[.E113]*2+[.F113]*4" office:value-type="float" office:value="12" calcext:value-type="float">
            <text:p>1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15]))+10*ISNUMBER(SEARCH(&quot;25%&quot;;[$Feuil1.E115]))" office:value-type="float" office:value="1" calcext:value-type="float">
            <text:p>1</text:p>
          </table:table-cell>
          <table:table-cell table:style-name="ce72" table:formula="of:=IF([$distances.C113]&lt;=12;100;IF([$distances.C11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8" table:formula="of:=[.C114]*8+[.D114]*2+[.E114]*2+[.F114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16]))+10*ISNUMBER(SEARCH(&quot;25%&quot;;[$Feuil1.E116]))" office:value-type="float" office:value="1" calcext:value-type="float">
            <text:p>1</text:p>
          </table:table-cell>
          <table:table-cell table:style-name="ce71" table:formula="of:=IF([$distances.C114]&lt;=12;100;IF([$distances.C11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69" table:formula="of:=[.C115]*8+[.D115]*2+[.E115]*2+[.F115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17]))+10*ISNUMBER(SEARCH(&quot;25%&quot;;[$Feuil1.E117]))" office:value-type="float" office:value="1" calcext:value-type="float">
            <text:p>1</text:p>
          </table:table-cell>
          <table:table-cell table:style-name="ce72" table:formula="of:=IF([$distances.C115]&lt;=12;100;IF([$distances.C11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8" table:formula="of:=[.C116]*8+[.D116]*2+[.E116]*2+[.F116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18]))+10*ISNUMBER(SEARCH(&quot;25%&quot;;[$Feuil1.E118]))" office:value-type="float" office:value="10" calcext:value-type="float">
            <text:p>10</text:p>
          </table:table-cell>
          <table:table-cell table:style-name="ce71" table:formula="of:=IF([$distances.C116]&lt;=12;100;IF([$distances.C11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69" table:formula="of:=[.C117]*8+[.D117]*2+[.E117]*2+[.F117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19]))+10*ISNUMBER(SEARCH(&quot;25%&quot;;[$Feuil1.E119]))" office:value-type="float" office:value="10" calcext:value-type="float">
            <text:p>10</text:p>
          </table:table-cell>
          <table:table-cell table:style-name="ce72" table:formula="of:=IF([$distances.C117]&lt;=12;100;IF([$distances.C11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8" table:formula="of:=[.C118]*8+[.D118]*2+[.E118]*2+[.F118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20]))+10*ISNUMBER(SEARCH(&quot;25%&quot;;[$Feuil1.E120]))" office:value-type="float" office:value="10" calcext:value-type="float">
            <text:p>10</text:p>
          </table:table-cell>
          <table:table-cell table:style-name="ce71" table:formula="of:=IF([$distances.C118]&lt;=12;100;IF([$distances.C118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69" table:formula="of:=[.C119]*8+[.D119]*2+[.E119]*2+[.F119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21]))+10*ISNUMBER(SEARCH(&quot;25%&quot;;[$Feuil1.E121]))" office:value-type="float" office:value="10" calcext:value-type="float">
            <text:p>10</text:p>
          </table:table-cell>
          <table:table-cell table:style-name="ce72" table:formula="of:=IF([$distances.C119]&lt;=12;100;IF([$distances.C119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6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8" table:formula="of:=[.C120]*8+[.D120]*2+[.E120]*2+[.F120]*4" office:value-type="float" office:value="300" calcext:value-type="float">
            <text:p>300</text:p>
          </table:table-cell>
          <table:table-cell table:style-name="ce68" office:value-type="float" office:value="10" calcext:value-type="float">
            <text:p>10</text:p>
          </table:table-cell>
          <table:table-cell table:style-name="ce71" table:formula="of:=1*ISNUMBER(SEARCH(&quot;50%&quot;;[$Feuil1.E122]))+10*ISNUMBER(SEARCH(&quot;25%&quot;;[$Feuil1.E122]))" office:value-type="float" office:value="10" calcext:value-type="float">
            <text:p>10</text:p>
          </table:table-cell>
          <table:table-cell table:style-name="ce71" table:formula="of:=IF([$distances.C120]&lt;=12;100;IF([$distances.C120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7" table:number-columns-repeated="4"/>
          <table:table-cell table:style-name="ce74" table:number-columns-repeated="1003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69" table:formula="of:=[.C121]*8+[.D121]*2+[.E121]*2+[.F121]*4" office:value-type="float" office:value="84" calcext:value-type="float">
            <text:p>8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23]))+10*ISNUMBER(SEARCH(&quot;25%&quot;;[$Feuil1.E123]))" office:value-type="float" office:value="1" calcext:value-type="float">
            <text:p>1</text:p>
          </table:table-cell>
          <table:table-cell table:style-name="ce72" table:formula="of:=IF([$distances.C121]&lt;=12;100;IF([$distances.C121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6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8" table:formula="of:=[.C122]*8+[.D122]*2+[.E122]*2+[.F122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24]))+10*ISNUMBER(SEARCH(&quot;25%&quot;;[$Feuil1.E124]))" office:value-type="float" office:value="10" calcext:value-type="float">
            <text:p>10</text:p>
          </table:table-cell>
          <table:table-cell table:style-name="ce71" table:formula="of:=IF([$distances.C122]&lt;=12;100;IF([$distances.C12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8" table:number-columns-repeated="4"/>
          <table:table-cell table:style-name="ce74" table:number-columns-repeated="1003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69" table:formula="of:=[.C123]*8+[.D123]*2+[.E123]*2+[.F123]*4" office:value-type="float" office:value="228" calcext:value-type="float">
            <text:p>22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25]))+10*ISNUMBER(SEARCH(&quot;25%&quot;;[$Feuil1.E125]))" office:value-type="float" office:value="10" calcext:value-type="float">
            <text:p>10</text:p>
          </table:table-cell>
          <table:table-cell table:style-name="ce72" table:formula="of:=IF([$distances.C123]&lt;=12;100;IF([$distances.C123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6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8" table:formula="of:=[.C124]*8+[.D124]*2+[.E124]*2+[.F124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26]))+10*ISNUMBER(SEARCH(&quot;25%&quot;;[$Feuil1.E126]))" office:value-type="float" office:value="10" calcext:value-type="float">
            <text:p>10</text:p>
          </table:table-cell>
          <table:table-cell table:style-name="ce71" table:formula="of:=IF([$distances.C124]&lt;=12;100;IF([$distances.C124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8" table:number-columns-repeated="4"/>
          <table:table-cell table:style-name="ce74" table:number-columns-repeated="1003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69" table:formula="of:=[.C125]*8+[.D125]*2+[.E125]*2+[.F125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27]))+10*ISNUMBER(SEARCH(&quot;25%&quot;;[$Feuil1.E127]))" office:value-type="float" office:value="10" calcext:value-type="float">
            <text:p>10</text:p>
          </table:table-cell>
          <table:table-cell table:style-name="ce72" table:formula="of:=IF([$distances.C125]&lt;=12;100;IF([$distances.C12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6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8" table:formula="of:=[.C126]*8+[.D126]*2+[.E126]*2+[.F126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28]))+10*ISNUMBER(SEARCH(&quot;25%&quot;;[$Feuil1.E128]))" office:value-type="float" office:value="10" calcext:value-type="float">
            <text:p>10</text:p>
          </table:table-cell>
          <table:table-cell table:style-name="ce71" table:formula="of:=IF([$distances.C126]&lt;=12;100;IF([$distances.C12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69" table:formula="of:=[.C127]*8+[.D127]*2+[.E127]*2+[.F127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29]))+10*ISNUMBER(SEARCH(&quot;25%&quot;;[$Feuil1.E129]))" office:value-type="float" office:value="10" calcext:value-type="float">
            <text:p>10</text:p>
          </table:table-cell>
          <table:table-cell table:style-name="ce72" table:formula="of:=IF([$distances.C127]&lt;=12;100;IF([$distances.C12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8" table:formula="of:=[.C128]*8+[.D128]*2+[.E128]*2+[.F128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30]))+10*ISNUMBER(SEARCH(&quot;25%&quot;;[$Feuil1.E130]))" office:value-type="float" office:value="10" calcext:value-type="float">
            <text:p>10</text:p>
          </table:table-cell>
          <table:table-cell table:style-name="ce71" table:formula="of:=IF([$distances.C128]&lt;=12;100;IF([$distances.C12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69" table:formula="of:=[.C129]*8+[.D129]*2+[.E129]*2+[.F129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1]))+10*ISNUMBER(SEARCH(&quot;25%&quot;;[$Feuil1.E131]))" office:value-type="float" office:value="10" calcext:value-type="float">
            <text:p>10</text:p>
          </table:table-cell>
          <table:table-cell table:style-name="ce72" table:formula="of:=IF([$distances.C129]&lt;=12;100;IF([$distances.C129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8" table:formula="of:=[.C130]*8+[.D130]*2+[.E130]*2+[.F130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32]))+10*ISNUMBER(SEARCH(&quot;25%&quot;;[$Feuil1.E132]))" office:value-type="float" office:value="10" calcext:value-type="float">
            <text:p>10</text:p>
          </table:table-cell>
          <table:table-cell table:style-name="ce71" table:formula="of:=IF([$distances.C130]&lt;=12;100;IF([$distances.C13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69" table:formula="of:=[.C131]*8+[.D131]*2+[.E131]*2+[.F131]*4" office:value-type="float" office:value="1020" calcext:value-type="float">
            <text:p>1,0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3]))+10*ISNUMBER(SEARCH(&quot;25%&quot;;[$Feuil1.E133]))" office:value-type="float" office:value="10" calcext:value-type="float">
            <text:p>10</text:p>
          </table:table-cell>
          <table:table-cell table:style-name="ce72" table:formula="of:=IF([$distances.C131]&lt;=12;100;IF([$distances.C131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8" table:formula="of:=[.C132]*8+[.D132]*2+[.E132]*2+[.F132]*4" office:value-type="float" office:value="1020" calcext:value-type="float">
            <text:p>1,020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34]))+10*ISNUMBER(SEARCH(&quot;25%&quot;;[$Feuil1.E134]))" office:value-type="float" office:value="10" calcext:value-type="float">
            <text:p>10</text:p>
          </table:table-cell>
          <table:table-cell table:style-name="ce71" table:formula="of:=IF([$distances.C132]&lt;=12;100;IF([$distances.C13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69" table:formula="of:=[.C133]*8+[.D133]*2+[.E133]*2+[.F133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35]))+10*ISNUMBER(SEARCH(&quot;25%&quot;;[$Feuil1.E135]))" office:value-type="float" office:value="10" calcext:value-type="float">
            <text:p>10</text:p>
          </table:table-cell>
          <table:table-cell table:style-name="ce72" table:formula="of:=IF([$distances.C133]&lt;=12;100;IF([$distances.C13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8" table:formula="of:=[.C134]*8+[.D134]*2+[.E134]*2+[.F134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36]))+10*ISNUMBER(SEARCH(&quot;25%&quot;;[$Feuil1.E136]))" office:value-type="float" office:value="10" calcext:value-type="float">
            <text:p>10</text:p>
          </table:table-cell>
          <table:table-cell table:style-name="ce71" table:formula="of:=IF([$distances.C134]&lt;=12;100;IF([$distances.C13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69" table:formula="of:=[.C135]*8+[.D135]*2+[.E135]*2+[.F135]*4" office:value-type="float" office:value="210" calcext:value-type="float">
            <text:p>21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7]))+10*ISNUMBER(SEARCH(&quot;25%&quot;;[$Feuil1.E137]))" office:value-type="float" office:value="1" calcext:value-type="float">
            <text:p>1</text:p>
          </table:table-cell>
          <table:table-cell table:style-name="ce72" table:formula="of:=IF([$distances.C135]&lt;=12;100;IF([$distances.C135]&gt;=60;100;1))" office:value-type="float" office:value="100" calcext:value-type="float">
            <text:p>100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8" table:formula="of:=[.C136]*8+[.D136]*2+[.E136]*2+[.F136]*4" office:value-type="float" office:value="210" calcext:value-type="float">
            <text:p>210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38]))+10*ISNUMBER(SEARCH(&quot;25%&quot;;[$Feuil1.E138]))" office:value-type="float" office:value="1" calcext:value-type="float">
            <text:p>1</text:p>
          </table:table-cell>
          <table:table-cell table:style-name="ce71" table:formula="of:=IF([$distances.C136]&lt;=12;100;IF([$distances.C136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69" table:formula="of:=[.C137]*8+[.D137]*2+[.E137]*2+[.F137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39]))+10*ISNUMBER(SEARCH(&quot;25%&quot;;[$Feuil1.E139]))" office:value-type="float" office:value="10" calcext:value-type="float">
            <text:p>10</text:p>
          </table:table-cell>
          <table:table-cell table:style-name="ce72" table:formula="of:=IF([$distances.C137]&lt;=12;100;IF([$distances.C137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8" table:formula="of:=[.C138]*8+[.D138]*2+[.E138]*2+[.F138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40]))+10*ISNUMBER(SEARCH(&quot;25%&quot;;[$Feuil1.E140]))" office:value-type="float" office:value="10" calcext:value-type="float">
            <text:p>10</text:p>
          </table:table-cell>
          <table:table-cell table:style-name="ce71" table:formula="of:=IF([$distances.C138]&lt;=12;100;IF([$distances.C138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69" table:formula="of:=[.C139]*8+[.D139]*2+[.E139]*2+[.F139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1]))+10*ISNUMBER(SEARCH(&quot;25%&quot;;[$Feuil1.E141]))" office:value-type="float" office:value="10" calcext:value-type="float">
            <text:p>10</text:p>
          </table:table-cell>
          <table:table-cell table:style-name="ce72" table:formula="of:=IF([$distances.C139]&lt;=12;100;IF([$distances.C139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8" table:formula="of:=[.C140]*8+[.D140]*2+[.E140]*2+[.F140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42]))+10*ISNUMBER(SEARCH(&quot;25%&quot;;[$Feuil1.E142]))" office:value-type="float" office:value="10" calcext:value-type="float">
            <text:p>10</text:p>
          </table:table-cell>
          <table:table-cell table:style-name="ce71" table:formula="of:=IF([$distances.C140]&lt;=12;100;IF([$distances.C140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69" table:formula="of:=[.C141]*8+[.D141]*2+[.E141]*2+[.F141]*4" office:value-type="float" office:value="822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*ISNUMBER(SEARCH(&quot;50%&quot;;[$Feuil1.E143]))+10*ISNUMBER(SEARCH(&quot;25%&quot;;[$Feuil1.E143]))" office:value-type="float" office:value="10" calcext:value-type="float">
            <text:p>10</text:p>
          </table:table-cell>
          <table:table-cell table:style-name="ce72" table:formula="of:=IF([$distances.C141]&lt;=12;100;IF([$distances.C141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8" table:formula="of:=[.C142]*8+[.D142]*2+[.E142]*2+[.F142]*4" office:value-type="float" office:value="228" calcext:value-type="float">
            <text:p>228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44]))+10*ISNUMBER(SEARCH(&quot;25%&quot;;[$Feuil1.E144]))" office:value-type="float" office:value="10" calcext:value-type="float">
            <text:p>10</text:p>
          </table:table-cell>
          <table:table-cell table:style-name="ce71" table:formula="of:=IF([$distances.C142]&lt;=12;100;IF([$distances.C142]&gt;=60;100;1))" office:value-type="float" office:value="100" calcext:value-type="float">
            <text:p>10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69" table:formula="of:=[.C143]*8+[.D143]*2+[.E143]*2+[.F143]*4" office:value-type="float" office:value="102" calcext:value-type="float">
            <text:p>10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*ISNUMBER(SEARCH(&quot;50%&quot;;[$Feuil1.E145]))+10*ISNUMBER(SEARCH(&quot;25%&quot;;[$Feuil1.E145]))" office:value-type="float" office:value="10" calcext:value-type="float">
            <text:p>10</text:p>
          </table:table-cell>
          <table:table-cell table:style-name="ce72" table:formula="of:=IF([$distances.C143]&lt;=12;100;IF([$distances.C143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8" table:formula="of:=[.C144]*8+[.D144]*2+[.E144]*2+[.F144]*4" office:value-type="float" office:value="12" calcext:value-type="float">
            <text:p>12</text:p>
          </table:table-cell>
          <table:table-cell table:style-name="ce68" office:value-type="float" office:value="1" calcext:value-type="float">
            <text:p>1</text:p>
          </table:table-cell>
          <table:table-cell table:style-name="ce71" table:formula="of:=1*ISNUMBER(SEARCH(&quot;50%&quot;;[$Feuil1.E146]))+10*ISNUMBER(SEARCH(&quot;25%&quot;;[$Feuil1.E146]))" office:value-type="float" office:value="1" calcext:value-type="float">
            <text:p>1</text:p>
          </table:table-cell>
          <table:table-cell table:style-name="ce71" table:formula="of:=IF([$distances.C144]&lt;=12;100;IF([$distances.C144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69" table:formula="of:=[.C145]*8+[.D145]*2+[.E145]*2+[.F145]*4" office:value-type="float" office:value="30" calcext:value-type="float">
            <text:p>3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*ISNUMBER(SEARCH(&quot;50%&quot;;[$Feuil1.E147]))+10*ISNUMBER(SEARCH(&quot;25%&quot;;[$Feuil1.E147]))" office:value-type="float" office:value="10" calcext:value-type="float">
            <text:p>10</text:p>
          </table:table-cell>
          <table:table-cell table:style-name="ce72" table:formula="of:=IF([$distances.C145]&lt;=12;100;IF([$distances.C145]&gt;=60;100;1))" office:value-type="float" office:value="1" calcext:value-type="float">
            <text:p>1</text:p>
          </table:table-cell>
          <table:table-cell table:style-name="ce72" table:formula="of:=0" office:value-type="float" office:value="0" calcext:value-type="float">
            <text:p>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8" table:formula="of:=[.C146]*8+[.D146]*2+[.E146]*2+[.F146]*4" office:value-type="float" office:value="822" calcext:value-type="float">
            <text:p>822</text:p>
          </table:table-cell>
          <table:table-cell table:style-name="ce68" office:value-type="float" office:value="100" calcext:value-type="float">
            <text:p>100</text:p>
          </table:table-cell>
          <table:table-cell table:style-name="ce71" table:formula="of:=1*ISNUMBER(SEARCH(&quot;50%&quot;;[$Feuil1.E148]))+10*ISNUMBER(SEARCH(&quot;25%&quot;;[$Feuil1.E148]))" office:value-type="float" office:value="10" calcext:value-type="float">
            <text:p>10</text:p>
          </table:table-cell>
          <table:table-cell table:style-name="ce71" table:formula="of:=IF([$distances.C146]&lt;=12;100;IF([$distances.C146]&gt;=60;100;1))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71" table:number-columns-repeated="3"/>
          <table:table-cell table:style-name="ce74" table:number-columns-repeated="1007"/>
          <table:table-cell table:style-name="ce79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0" table:formula="of:=[.C147]*8+[.D147]*2+[.E147]*2+[.F147]*4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*ISNUMBER(SEARCH(&quot;50%&quot;;[$Feuil1.E149]))+10*ISNUMBER(SEARCH(&quot;25%&quot;;[$Feuil1.E149]))" office:value-type="float" office:value="1" calcext:value-type="float">
            <text:p>1</text:p>
          </table:table-cell>
          <table:table-cell table:style-name="ce73" table:formula="of:=IF([$distances.C147]&lt;=12;100;IF([$distances.C147]&gt;=60;100;1))" office:value-type="float" office:value="1" calcext:value-type="float">
            <text:p>1</text:p>
          </table:table-cell>
          <table:table-cell table:style-name="ce73" table:formula="of:=0" office:value-type="float" office:value="0" calcext:value-type="float">
            <text:p>0</text:p>
          </table:table-cell>
          <table:table-cell table:style-name="ce73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9" table:default-cell-style-name="Default"/>
        <table:table-row table:style-name="ro4">
          <table:table-cell/>
        </table:table-row>
      </table:table>
      <table:table table:name="temp" table:style-name="ta2">
        <office:forms form:automatic-focus="false" form:apply-design-mode="false"/>
        <table:table-column table:style-name="co17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8:04:25.048761366</dc:date>
    <meta:generator>LibreOffice/6.1.5.2$Linux_X86_64 LibreOffice_project/10$Build-2</meta:generator>
    <meta:editing-duration>PT6H15M25S</meta:editing-duration>
    <meta:editing-cycles>39</meta:editing-cycles>
    <meta:document-statistic meta:table-count="5" meta:cell-count="31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